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2" svg:font-family="'Liberation Serif'" style:font-family-generic="roman"/>
    <style:font-face style:name="Noto Sans" svg:font-family="'Noto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9271in" fo:margin-left="0in" table:align="left"/>
    </style:style>
    <style:style style:name="Tabla1.A" style:family="table-column">
      <style:table-column-properties style:column-width="0.75in"/>
    </style:style>
    <style:style style:name="Tabla1.B" style:family="table-column">
      <style:table-column-properties style:column-width="3.8667in"/>
    </style:style>
    <style:style style:name="Tabla1.C" style:family="table-column">
      <style:table-column-properties style:column-width="2.3104in"/>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1b06d2"/>
    </style:style>
    <style:style style:name="P4" style:family="paragraph" style:parent-style-name="Standard">
      <style:paragraph-properties fo:text-align="justify" style:justify-single-word="false"/>
      <style:text-properties fo:language="es" fo:country="SV" officeooo:paragraph-rsid="0077117b"/>
    </style:style>
    <style:style style:name="P5" style:family="paragraph" style:parent-style-name="Standard">
      <style:paragraph-properties fo:text-align="justify" style:justify-single-word="false"/>
      <style:text-properties fo:language="es" fo:country="SV" officeooo:rsid="0012a848" officeooo:paragraph-rsid="0012a848"/>
    </style:style>
    <style:style style:name="P6" style:family="paragraph" style:parent-style-name="Standard">
      <style:paragraph-properties fo:text-align="justify" style:justify-single-word="false"/>
      <style:text-properties fo:language="es" fo:country="SV" officeooo:rsid="0014490e" officeooo:paragraph-rsid="0014490e"/>
    </style:style>
    <style:style style:name="P7" style:family="paragraph" style:parent-style-name="Standard">
      <style:text-properties fo:language="es" fo:country="SV" officeooo:rsid="0030c5c3" officeooo:paragraph-rsid="0030c5c3"/>
    </style:style>
    <style:style style:name="P8" style:family="paragraph" style:parent-style-name="Standard">
      <style:text-properties fo:language="es" fo:country="SV" officeooo:paragraph-rsid="0075121e"/>
    </style:style>
    <style:style style:name="P9"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SV" officeooo:rsid="0054e436" officeooo:paragraph-rsid="0054e436" style:font-size-asian="12pt" style:font-size-complex="12pt"/>
    </style:style>
    <style:style style:name="P20" style:family="paragraph" style:parent-style-name="Standard">
      <style:paragraph-properties fo:text-align="justify" style:justify-single-word="false"/>
      <style:text-properties style:font-name="Liberation Serif" fo:font-size="12pt" fo:language="es" fo:country="SV" officeooo:rsid="0057bdbf" officeooo:paragraph-rsid="0057bdbf" style:font-size-asian="12pt" style:font-size-complex="12pt"/>
    </style:style>
    <style:style style:name="P21" style:family="paragraph" style:parent-style-name="Standard">
      <style:paragraph-properties fo:text-align="justify" style:justify-single-word="false"/>
      <style:text-properties style:font-name="Liberation Serif" fo:font-size="12pt" fo:language="es" fo:country="SV" officeooo:rsid="00597c7d" officeooo:paragraph-rsid="00597c7d" style:font-size-asian="12pt" style:font-size-complex="12pt"/>
    </style:style>
    <style:style style:name="P22" style:family="paragraph" style:parent-style-name="Standard">
      <style:paragraph-properties fo:text-align="justify" style:justify-single-word="false"/>
      <style:text-properties style:font-name="Liberation Serif" fo:font-size="12pt" fo:language="es" fo:country="SV" officeooo:rsid="005d3d3d" officeooo:paragraph-rsid="005d3d3d" style:font-size-asian="12pt" style:font-size-complex="12pt"/>
    </style:style>
    <style:style style:name="P23" style:family="paragraph" style:parent-style-name="Standard">
      <style:paragraph-properties fo:text-align="justify" style:justify-single-word="false"/>
      <style:text-properties style:font-name="Liberation Serif" fo:font-size="12pt" fo:language="es" fo:country="SV" officeooo:rsid="005d3d3d" officeooo:paragraph-rsid="005e6ca9" style:font-size-asian="12pt" style:font-size-complex="12pt"/>
    </style:style>
    <style:style style:name="P24" style:family="paragraph" style:parent-style-name="Standard">
      <style:paragraph-properties fo:text-align="justify" style:justify-single-word="false"/>
      <style:text-properties style:font-name="Liberation Serif" fo:font-size="12pt" fo:language="es" fo:country="SV" officeooo:rsid="005e6ca9" officeooo:paragraph-rsid="005e6ca9" style:font-size-asian="12pt" style:font-size-complex="12pt"/>
    </style:style>
    <style:style style:name="P25" style:family="paragraph" style:parent-style-name="Standard">
      <style:paragraph-properties fo:text-align="justify" style:justify-single-word="false"/>
      <style:text-properties style:font-name="Liberation Serif" fo:font-size="12pt" fo:language="es" fo:country="SV" officeooo:rsid="005faff5" officeooo:paragraph-rsid="005faff5" style:font-size-asian="12pt" style:font-size-complex="12pt"/>
    </style:style>
    <style:style style:name="P26" style:family="paragraph" style:parent-style-name="Standard">
      <style:paragraph-properties fo:text-align="justify" style:justify-single-word="false"/>
      <style:text-properties style:font-name="Liberation Serif" fo:font-size="12pt" fo:language="es" fo:country="SV" officeooo:rsid="00608275" officeooo:paragraph-rsid="00608275" style:font-size-asian="12pt" style:font-size-complex="12pt"/>
    </style:style>
    <style:style style:name="P27" style:family="paragraph" style:parent-style-name="Standard">
      <style:paragraph-properties fo:text-align="justify" style:justify-single-word="false"/>
      <style:text-properties style:font-name="Liberation Serif" fo:font-size="12pt" fo:language="es" fo:country="SV" officeooo:rsid="0063b094" officeooo:paragraph-rsid="0063b094" style:font-size-asian="12pt" style:font-size-complex="12pt"/>
    </style:style>
    <style:style style:name="P28" style:family="paragraph" style:parent-style-name="Standard">
      <style:paragraph-properties fo:text-align="justify" style:justify-single-word="false"/>
      <style:text-properties style:font-name="Liberation Serif" fo:font-size="12pt" fo:language="es" fo:country="SV" officeooo:rsid="0063b094" officeooo:paragraph-rsid="001de799" style:font-size-asian="12pt" style:font-size-complex="12pt"/>
    </style:style>
    <style:style style:name="P29" style:family="paragraph" style:parent-style-name="Standard">
      <style:paragraph-properties fo:text-align="justify" style:justify-single-word="false"/>
      <style:text-properties style:font-name="Liberation Serif" fo:font-size="12pt" fo:language="es" fo:country="SV" officeooo:rsid="00622da9" officeooo:paragraph-rsid="00622da9" style:font-size-asian="12pt" style:font-size-complex="12pt"/>
    </style:style>
    <style:style style:name="P30" style:family="paragraph" style:parent-style-name="Standard">
      <style:paragraph-properties fo:text-align="justify" style:justify-single-word="false"/>
      <style:text-properties style:font-name="Liberation Serif" fo:font-size="12pt" fo:language="es" fo:country="SV" officeooo:rsid="00667dfe" officeooo:paragraph-rsid="00667dfe" style:font-size-asian="12pt" style:font-size-complex="12pt"/>
    </style:style>
    <style:style style:name="P31" style:family="paragraph" style:parent-style-name="Standard">
      <style:paragraph-properties fo:text-align="justify" style:justify-single-word="false"/>
      <style:text-properties style:font-name="Liberation Serif" fo:font-size="12pt" fo:language="es" fo:country="SV" officeooo:rsid="00667dfe" officeooo:paragraph-rsid="006a45e6" style:font-size-asian="12pt" style:font-size-complex="12pt"/>
    </style:style>
    <style:style style:name="P32" style:family="paragraph" style:parent-style-name="Standard">
      <style:paragraph-properties fo:text-align="justify" style:justify-single-word="false"/>
      <style:text-properties style:font-name="Liberation Serif" fo:font-size="12pt" fo:language="es" fo:country="SV" officeooo:rsid="00667dfe" officeooo:paragraph-rsid="00622da9" style:font-size-asian="12pt" style:font-size-complex="12pt"/>
    </style:style>
    <style:style style:name="P33" style:family="paragraph" style:parent-style-name="Standard">
      <style:paragraph-properties fo:text-align="justify" style:justify-single-word="false"/>
      <style:text-properties style:font-name="Liberation Serif" fo:font-size="12pt" fo:language="es" fo:country="SV" officeooo:rsid="007066ca" officeooo:paragraph-rsid="007066ca" style:font-size-asian="12pt" style:font-size-complex="12pt"/>
    </style:style>
    <style:style style:name="P34" style:family="paragraph" style:parent-style-name="Standard">
      <style:paragraph-properties fo:text-align="justify" style:justify-single-word="false"/>
      <style:text-properties style:font-name="Liberation Serif" fo:font-size="12pt" fo:language="es" fo:country="SV" officeooo:rsid="007066ca" officeooo:paragraph-rsid="00a3bd60" style:font-size-asian="12pt" style:font-size-complex="12pt"/>
    </style:style>
    <style:style style:name="P35" style:family="paragraph" style:parent-style-name="Standard">
      <style:paragraph-properties fo:text-align="justify" style:justify-single-word="false"/>
      <style:text-properties style:font-name="Liberation Serif" fo:font-size="12pt" fo:language="es" fo:country="SV" officeooo:rsid="00720065" officeooo:paragraph-rsid="00720065" style:font-size-asian="12pt" style:font-size-complex="12pt"/>
    </style:style>
    <style:style style:name="P36" style:family="paragraph" style:parent-style-name="Standard">
      <style:paragraph-properties fo:text-align="justify" style:justify-single-word="false"/>
      <style:text-properties style:font-name="Liberation Serif" fo:font-size="12pt" fo:language="es" fo:country="SV" officeooo:rsid="00a268ef" officeooo:paragraph-rsid="00a268ef"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1f9098" officeooo:paragraph-rsid="001f9098"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714d" officeooo:paragraph-rsid="0021714d" style:font-size-asian="12pt" style:font-size-complex="12pt"/>
    </style:style>
    <style:style style:name="P39"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1714d"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4fdf4"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style:font-name="Liberation Serif1" fo:font-size="7pt" fo:language="es" fo:country="SV" fo:font-style="normal" officeooo:rsid="002195ca" officeooo:paragraph-rsid="0024fdf4" style:font-size-asian="7pt" style:font-size-complex="7pt"/>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78c55" officeooo:paragraph-rsid="00278c55"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78c55"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6ea06" style:font-size-asian="12pt" style:font-size-complex="12pt"/>
    </style:style>
    <style:style style:name="P4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98755" style:font-size-asian="12pt" style:font-size-complex="12pt"/>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b7b2a" officeooo:paragraph-rsid="002b7b2a" style:font-size-asian="12pt" style:font-size-complex="12pt"/>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792d8" officeooo:paragraph-rsid="003792d8" style:font-size-asian="12pt" style:font-size-complex="12pt"/>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3b9bda" style:font-size-asian="12pt" style:font-size-complex="12pt"/>
    </style:style>
    <style:style style:name="P5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464512" style:font-size-asian="12pt" style:font-size-complex="12pt"/>
    </style:style>
    <style:style style:name="P5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5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81449" officeooo:paragraph-rsid="00481449" style:font-size-asian="12pt" style:font-size-complex="12pt"/>
    </style:style>
    <style:style style:name="P5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ba30e" officeooo:paragraph-rsid="004ba30e" style:font-size-asian="12pt" style:font-size-complex="12pt"/>
    </style:style>
    <style:style style:name="P5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c9f28" style:font-size-asian="12pt" style:font-size-complex="12pt"/>
    </style:style>
    <style:style style:name="P5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e2da9" style:font-size-asian="12pt" style:font-size-complex="12pt"/>
    </style:style>
    <style:style style:name="P5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351ad" officeooo:paragraph-rsid="005351ad" style:font-size-asian="12pt" style:font-size-complex="12pt"/>
    </style:style>
    <style:style style:name="P5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b7d5" officeooo:paragraph-rsid="0054b7d5" style:font-size-asian="12pt" style:font-size-complex="12pt"/>
    </style:style>
    <style:style style:name="P5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e436" officeooo:paragraph-rsid="0054e436" style:font-size-asian="12pt" style:font-size-complex="12pt"/>
    </style:style>
    <style:style style:name="P5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844e8f" officeooo:paragraph-rsid="00844e8f" style:font-size-asian="12pt" style:font-size-complex="12pt"/>
    </style:style>
    <style:style style:name="P60" style:family="paragraph" style:parent-style-name="Standard">
      <style:paragraph-properties fo:text-align="justify" style:justify-single-word="false"/>
      <style:text-properties officeooo:paragraph-rsid="00597c7d"/>
    </style:style>
    <style:style style:name="P61" style:family="paragraph" style:parent-style-name="Standard">
      <style:paragraph-properties fo:text-align="justify" style:justify-single-word="false"/>
      <style:text-properties style:text-position="0% 100%" style:font-name="Liberation Serif" fo:font-size="12pt" fo:language="es" fo:country="SV" officeooo:rsid="007344f4" officeooo:paragraph-rsid="007344f4" style:font-size-asian="12pt" style:font-size-complex="12pt"/>
    </style:style>
    <style:style style:name="P62" style:family="paragraph" style:parent-style-name="Standard">
      <style:paragraph-properties fo:text-align="justify" style:justify-single-word="false"/>
      <style:text-properties style:text-position="0% 100%" style:font-name="Liberation Serif" fo:font-size="12pt" fo:language="es" fo:country="SV" officeooo:rsid="007344f4" officeooo:paragraph-rsid="00a83f38" style:font-size-asian="12pt" style:font-size-complex="12pt"/>
    </style:style>
    <style:style style:name="P63" style:family="paragraph" style:parent-style-name="Standard">
      <style:paragraph-properties fo:text-align="justify" style:justify-single-word="false"/>
      <style:text-properties style:text-position="0% 100%" style:font-name="Liberation Serif" fo:font-size="12pt" fo:language="es" fo:country="SV" officeooo:rsid="00a85083" officeooo:paragraph-rsid="00a85083" style:font-size-asian="12pt" style:font-size-complex="12pt"/>
    </style:style>
    <style:style style:name="P64" style:family="paragraph" style:parent-style-name="Standard">
      <style:paragraph-properties fo:text-align="justify" style:justify-single-word="false"/>
      <style:text-properties style:text-position="0% 100%" style:font-name="Liberation Serif" fo:font-size="12pt" fo:language="es" fo:country="SV" officeooo:rsid="00aa45a7" officeooo:paragraph-rsid="00abd03e" style:font-size-asian="12pt" style:font-size-complex="12pt"/>
    </style:style>
    <style:style style:name="P65" style:family="paragraph" style:parent-style-name="Table_20_Contents">
      <style:paragraph-properties fo:text-align="justify" style:justify-single-word="false"/>
      <style:text-properties style:font-name="Liberation Serif" fo:font-size="12pt" style:font-size-asian="12pt" style:font-size-complex="12pt"/>
    </style:style>
    <style:style style:name="P66"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67"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P68" style:family="paragraph" style:parent-style-name="Table_20_Contents">
      <style:paragraph-properties fo:text-align="justify" style:justify-single-word="false"/>
      <style:text-properties style:font-name="Liberation Serif2" fo:font-size="12pt" officeooo:rsid="00278c55" officeooo:paragraph-rsid="00278c55" style:font-size-asian="12pt" style:font-size-complex="12pt"/>
    </style:style>
    <style:style style:name="P69" style:family="paragraph" style:parent-style-name="Standard" style:list-style-name="L1">
      <style:paragraph-properties fo:text-align="justify" style:justify-single-word="false"/>
      <style:text-properties fo:language="es" fo:country="SV" officeooo:rsid="0030c5c3" officeooo:paragraph-rsid="0030c5c3"/>
    </style:style>
    <style:style style:name="P70" style:family="paragraph" style:parent-style-name="Standard" style:list-style-name="L1">
      <style:paragraph-properties fo:text-align="justify" style:justify-single-word="false"/>
      <style:text-properties fo:language="es" fo:country="SV" officeooo:rsid="0034a2ad" officeooo:paragraph-rsid="0034a2ad"/>
    </style:style>
    <style:style style:name="P71" style:family="paragraph" style:parent-style-name="Standard" style:list-style-name="L1">
      <style:paragraph-properties fo:text-align="justify" style:justify-single-word="false"/>
      <style:text-properties fo:language="es" fo:country="SV" officeooo:rsid="003575df" officeooo:paragraph-rsid="003575df"/>
    </style:style>
    <style:style style:name="P72" style:family="paragraph" style:parent-style-name="Standard" style:list-style-name="L1">
      <style:paragraph-properties fo:text-align="justify" style:justify-single-word="false"/>
      <style:text-properties fo:language="es" fo:country="SV" officeooo:rsid="003575df" officeooo:paragraph-rsid="0035ce6f"/>
    </style:style>
    <style:style style:name="P73" style:family="paragraph" style:parent-style-name="Standard" style:list-style-name="L1">
      <style:paragraph-properties fo:text-align="justify" style:justify-single-word="false"/>
      <style:text-properties fo:language="es" fo:country="SV" officeooo:rsid="00374837" officeooo:paragraph-rsid="00374837"/>
    </style:style>
    <style:style style:name="P74" style:family="paragraph" style:parent-style-name="Heading_20_4">
      <style:paragraph-properties fo:break-before="page"/>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 fo:font-size="12pt" officeooo:rsid="0075121e" style:font-size-asian="12pt" style:font-size-complex="12pt"/>
    </style:style>
    <style:style style:name="T5" style:family="text">
      <style:text-properties style:text-position="super 58%" style:font-name="Liberation Serif" fo:font-size="12pt" officeooo:rsid="0077117b" style:font-size-asian="12pt" style:font-size-complex="12pt"/>
    </style:style>
    <style:style style:name="T6" style:family="text">
      <style:text-properties style:text-position="super 58%" style:font-name="Liberation Serif2" fo:font-size="12pt" officeooo:rsid="0015fe6a" style:font-size-asian="12pt" style:font-size-complex="12pt"/>
    </style:style>
    <style:style style:name="T7" style:family="text">
      <style:text-properties style:text-position="super 58%" fo:font-size="10.5pt" officeooo:rsid="004ba30e" style:font-size-asian="10.5pt" style:font-size-complex="10.5pt"/>
    </style:style>
    <style:style style:name="T8" style:family="text">
      <style:text-properties style:text-position="super 58%" officeooo:rsid="00971016"/>
    </style:style>
    <style:style style:name="T9" style:family="text">
      <style:text-properties style:text-position="super 58%" officeooo:rsid="00a5445a"/>
    </style:style>
    <style:style style:name="T10" style:family="text">
      <style:text-properties style:text-position="super 58%" officeooo:rsid="00a83f38"/>
    </style:style>
    <style:style style:name="T11" style:family="text">
      <style:text-properties style:font-name="Liberation Serif" fo:font-size="12pt" fo:letter-spacing="0.0201in" officeooo:rsid="0075121e" style:font-size-asian="12pt" style:font-size-complex="12pt"/>
    </style:style>
    <style:style style:name="T12" style:family="text">
      <style:text-properties style:font-name="Liberation Serif" fo:font-size="12pt" fo:letter-spacing="0.0173in" officeooo:rsid="0075121e" style:font-size-asian="12pt" style:font-size-complex="12pt"/>
    </style:style>
    <style:style style:name="T13" style:family="text">
      <style:text-properties style:font-name="Liberation Serif" fo:font-size="12pt" fo:letter-spacing="0.0409in" officeooo:rsid="0075121e" style:font-size-asian="12pt" style:font-size-complex="12pt"/>
    </style:style>
    <style:style style:name="T14" style:family="text">
      <style:text-properties style:font-name="Liberation Serif" fo:font-size="12pt" fo:letter-spacing="0.0346in" officeooo:rsid="0075121e" style:font-size-asian="12pt" style:font-size-complex="12pt"/>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648ed3" style:font-size-asian="12pt" style:font-size-complex="12pt"/>
    </style:style>
    <style:style style:name="T17" style:family="text">
      <style:text-properties style:font-name="Liberation Serif" fo:font-size="12pt" officeooo:rsid="0075121e" style:font-size-asian="12pt" style:font-size-complex="12pt"/>
    </style:style>
    <style:style style:name="T18" style:family="text">
      <style:text-properties style:font-name="Liberation Serif" fo:font-size="12pt" officeooo:rsid="0077117b" style:font-size-asian="12pt" style:font-size-complex="12pt"/>
    </style:style>
    <style:style style:name="T19" style:family="text">
      <style:text-properties style:font-name="Liberation Serif" fo:font-size="12pt" officeooo:rsid="007ab4e9" style:font-size-asian="12pt" style:font-size-complex="12pt"/>
    </style:style>
    <style:style style:name="T20" style:family="text">
      <style:text-properties style:font-name="Liberation Serif" fo:font-size="12pt" officeooo:rsid="008d8162" style:font-size-asian="12pt" style:font-size-complex="12pt"/>
    </style:style>
    <style:style style:name="T21" style:family="text">
      <style:text-properties style:font-name="Liberation Serif" fo:font-size="12pt" officeooo:rsid="008deefa" style:font-size-asian="12pt" style:font-size-complex="12pt"/>
    </style:style>
    <style:style style:name="T22" style:family="text">
      <style:text-properties style:font-name="Liberation Serif" fo:font-size="12pt" officeooo:rsid="008fcaca" style:font-size-asian="12pt" style:font-size-complex="12pt"/>
    </style:style>
    <style:style style:name="T23" style:family="text">
      <style:text-properties style:font-name="Liberation Serif" fo:font-size="12pt" fo:font-style="italic" officeooo:rsid="0075121e" style:font-size-asian="12pt" style:font-size-complex="12pt"/>
    </style:style>
    <style:style style:name="T24" style:family="text">
      <style:text-properties style:font-name="Liberation Serif" fo:font-size="12pt" fo:font-style="italic" style:font-size-asian="12pt" style:font-style-asian="italic" style:font-size-complex="12pt" style:font-style-complex="italic"/>
    </style:style>
    <style:style style:name="T25" style:family="text">
      <style:text-properties style:font-name="Liberation Serif" fo:font-size="12pt" fo:language="es" fo:country="SV" officeooo:rsid="00597c7d" style:font-size-asian="12pt" style:font-size-complex="12pt"/>
    </style:style>
    <style:style style:name="T26" style:family="text">
      <style:text-properties style:text-position="sub 58%"/>
    </style:style>
    <style:style style:name="T27" style:family="text">
      <style:text-properties style:text-position="sub 58%" officeooo:rsid="005faff5"/>
    </style:style>
    <style:style style:name="T28" style:family="text">
      <style:text-properties style:text-position="sub 58%" officeooo:rsid="0080339c"/>
    </style:style>
    <style:style style:name="T29" style:family="text">
      <style:text-properties style:text-position="sub 58%" officeooo:rsid="00820283"/>
    </style:style>
    <style:style style:name="T30" style:family="text">
      <style:text-properties style:text-position="sub 58%" officeooo:rsid="00828eee"/>
    </style:style>
    <style:style style:name="T31" style:family="text">
      <style:text-properties style:text-position="sub 58%" officeooo:rsid="00abd03e"/>
    </style:style>
    <style:style style:name="T32" style:family="text">
      <style:text-properties style:font-name="Liberation Serif2"/>
    </style:style>
    <style:style style:name="T33" style:family="text">
      <style:text-properties style:font-name="Liberation Serif2" fo:font-size="12pt" style:font-size-asian="12pt" style:font-size-complex="12pt"/>
    </style:style>
    <style:style style:name="T34" style:family="text">
      <style:text-properties style:font-name="Liberation Serif2" fo:font-size="12pt" officeooo:rsid="0015b883" style:font-size-asian="12pt" style:font-size-complex="12pt"/>
    </style:style>
    <style:style style:name="T35" style:family="text">
      <style:text-properties style:font-name="Liberation Serif2" fo:font-size="12pt" officeooo:rsid="0015fe6a" style:font-size-asian="12pt" style:font-size-complex="12pt"/>
    </style:style>
    <style:style style:name="T36" style:family="text">
      <style:text-properties fo:font-variant="normal" fo:text-transform="none" fo:color="#000000" style:font-name="Liberation Serif1" fo:font-style="normal"/>
    </style:style>
    <style:style style:name="T37" style:family="text">
      <style:text-properties fo:font-variant="normal" fo:text-transform="none" fo:color="#000000" style:font-name="Liberation Serif1" fo:font-style="normal" officeooo:rsid="0021714d"/>
    </style:style>
    <style:style style:name="T38" style:family="text">
      <style:text-properties fo:font-variant="normal" fo:text-transform="none" fo:color="#000000" style:font-name="Liberation Serif1" fo:font-style="normal" officeooo:rsid="00648ed3"/>
    </style:style>
    <style:style style:name="T39" style:family="text">
      <style:text-properties fo:font-variant="normal" fo:text-transform="none" fo:color="#000000" style:font-name="Liberation Serif1" fo:font-style="normal" officeooo:rsid="007ab4e9"/>
    </style:style>
    <style:style style:name="T40" style:family="text">
      <style:text-properties fo:font-variant="normal" fo:text-transform="none" fo:color="#000000" fo:font-style="normal" officeooo:rsid="0024fdf4"/>
    </style:style>
    <style:style style:name="T41" style:family="text">
      <style:text-properties fo:font-variant="normal" fo:text-transform="none" fo:color="#000000" fo:font-style="normal" officeooo:rsid="00278c55"/>
    </style:style>
    <style:style style:name="T42" style:family="text">
      <style:text-properties fo:font-variant="normal" fo:text-transform="none" fo:color="#000000" fo:font-style="normal" officeooo:rsid="0080339c"/>
    </style:style>
    <style:style style:name="T43" style:family="text">
      <style:text-properties fo:font-variant="normal" fo:text-transform="none" fo:color="#000000" style:text-position="super 58%" style:font-name="Liberation Serif1" fo:font-style="normal"/>
    </style:style>
    <style:style style:name="T44" style:family="text">
      <style:text-properties fo:font-variant="normal" fo:text-transform="none" fo:color="#000000" style:text-position="super 58%" fo:font-style="normal" officeooo:rsid="0024fdf4"/>
    </style:style>
    <style:style style:name="T45" style:family="text">
      <style:text-properties fo:font-variant="normal" fo:text-transform="none" fo:color="#000000" style:text-position="sub 58%" style:font-name="Liberation Serif1" fo:font-style="normal"/>
    </style:style>
    <style:style style:name="T46" style:family="text">
      <style:text-properties fo:font-variant="normal" fo:text-transform="none" fo:color="#000000" style:text-position="sub 58%" style:font-name="Liberation Serif1" fo:font-style="normal" officeooo:rsid="002dfdc4"/>
    </style:style>
    <style:style style:name="T47" style:family="text">
      <style:text-properties fo:font-variant="normal" fo:text-transform="none" fo:color="#000000" style:text-position="0% 100%" style:font-name="Liberation Serif1" fo:font-style="normal"/>
    </style:style>
    <style:style style:name="T48" style:family="text">
      <style:text-properties fo:font-variant="normal" fo:text-transform="none" fo:color="#000000" style:text-position="0% 100%" style:font-name="Liberation Serif1" fo:font-style="normal" officeooo:rsid="009ee562"/>
    </style:style>
    <style:style style:name="T49" style:family="text">
      <style:text-properties officeooo:rsid="0032b0b8"/>
    </style:style>
    <style:style style:name="T50" style:family="text">
      <style:text-properties officeooo:rsid="003575df"/>
    </style:style>
    <style:style style:name="T51" style:family="text">
      <style:text-properties officeooo:rsid="0035bfe8"/>
    </style:style>
    <style:style style:name="T52" style:family="text">
      <style:text-properties fo:font-style="italic" officeooo:rsid="0041a068" style:font-style-asian="italic" style:font-style-complex="italic"/>
    </style:style>
    <style:style style:name="T53" style:family="text">
      <style:text-properties fo:font-style="italic" officeooo:rsid="004500e5" style:font-style-asian="italic" style:font-style-complex="italic"/>
    </style:style>
    <style:style style:name="T54" style:family="text">
      <style:text-properties officeooo:rsid="004e2da9"/>
    </style:style>
    <style:style style:name="T55" style:family="text">
      <style:text-properties fo:font-size="10.5pt" officeooo:rsid="004ba30e" style:font-size-asian="10.5pt" style:font-size-complex="10.5pt"/>
    </style:style>
    <style:style style:name="T56" style:family="text">
      <style:text-properties officeooo:rsid="0054e436"/>
    </style:style>
    <style:style style:name="T57" style:family="text">
      <style:text-properties style:font-name="Liberation Mono" fo:font-size="11pt" fo:font-style="normal" fo:font-weight="normal" style:font-size-asian="11pt" style:font-style-asian="normal" style:font-weight-asian="normal"/>
    </style:style>
    <style:style style:name="T58" style:family="text">
      <style:text-properties officeooo:rsid="005e6ca9"/>
    </style:style>
    <style:style style:name="T59" style:family="text">
      <style:text-properties officeooo:rsid="005faff5"/>
    </style:style>
    <style:style style:name="T60" style:family="text">
      <style:text-properties style:font-name="Noto Sans" officeooo:rsid="007344f4"/>
    </style:style>
    <style:style style:name="T61" style:family="text">
      <style:text-properties officeooo:rsid="0075121e"/>
    </style:style>
    <style:style style:name="T62" style:family="text">
      <style:text-properties officeooo:rsid="007ab4e9"/>
    </style:style>
    <style:style style:name="T63" style:family="text">
      <style:text-properties officeooo:rsid="0080339c"/>
    </style:style>
    <style:style style:name="T64" style:family="text">
      <style:text-properties officeooo:rsid="0081f12e"/>
    </style:style>
    <style:style style:name="T65" style:family="text">
      <style:text-properties officeooo:rsid="00820283"/>
    </style:style>
    <style:style style:name="T66" style:family="text">
      <style:text-properties officeooo:rsid="00828eee"/>
    </style:style>
    <style:style style:name="T67" style:family="text">
      <style:text-properties officeooo:rsid="008508b3"/>
    </style:style>
    <style:style style:name="T68" style:family="text">
      <style:text-properties officeooo:rsid="008702aa"/>
    </style:style>
    <style:style style:name="T69" style:family="text">
      <style:text-properties officeooo:rsid="008b8a41"/>
    </style:style>
    <style:style style:name="T70" style:family="text">
      <style:text-properties officeooo:rsid="0090ebff"/>
    </style:style>
    <style:style style:name="T71" style:family="text">
      <style:text-properties officeooo:rsid="0092216f"/>
    </style:style>
    <style:style style:name="T72" style:family="text">
      <style:text-properties officeooo:rsid="0095697d"/>
    </style:style>
    <style:style style:name="T73" style:family="text">
      <style:text-properties officeooo:rsid="00971016"/>
    </style:style>
    <style:style style:name="T74" style:family="text">
      <style:text-properties officeooo:rsid="0098b9be"/>
    </style:style>
    <style:style style:name="T75" style:family="text">
      <style:text-properties style:text-position="0% 100%" officeooo:rsid="009a6683"/>
    </style:style>
    <style:style style:name="T76" style:family="text">
      <style:text-properties officeooo:rsid="009adcb4"/>
    </style:style>
    <style:style style:name="T77" style:family="text">
      <style:text-properties officeooo:rsid="009d4141"/>
    </style:style>
    <style:style style:name="T78" style:family="text">
      <style:text-properties officeooo:rsid="009d4d7f"/>
    </style:style>
    <style:style style:name="T79" style:family="text">
      <style:text-properties officeooo:rsid="009e9d55"/>
    </style:style>
    <style:style style:name="T80" style:family="text">
      <style:text-properties officeooo:rsid="00a09e63"/>
    </style:style>
    <style:style style:name="T81" style:family="text">
      <style:text-properties officeooo:rsid="00a12413"/>
    </style:style>
    <style:style style:name="T82" style:family="text">
      <style:text-properties officeooo:rsid="00a1fd87"/>
    </style:style>
    <style:style style:name="T83" style:family="text">
      <style:text-properties officeooo:rsid="00a268ef"/>
    </style:style>
    <style:style style:name="T84" style:family="text">
      <style:text-properties officeooo:rsid="00a3bd60"/>
    </style:style>
    <style:style style:name="T85" style:family="text">
      <style:text-properties officeooo:rsid="00a5445a"/>
    </style:style>
    <style:style style:name="T86" style:family="text">
      <style:text-properties officeooo:rsid="00a689a9"/>
    </style:style>
    <style:style style:name="T87" style:family="text">
      <style:text-properties officeooo:rsid="00a7975f"/>
    </style:style>
    <style:style style:name="T88" style:family="text">
      <style:text-properties officeooo:rsid="00a83f38"/>
    </style:style>
    <style:style style:name="T89" style:family="text">
      <style:text-properties officeooo:rsid="00a85083"/>
    </style:style>
    <style:style style:name="T90" style:family="text">
      <style:text-properties officeooo:rsid="00abd03e"/>
    </style:style>
    <style:style style:name="T91" style:family="text">
      <style:text-properties officeooo:rsid="00acc029"/>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7"/>
      <text:list xml:id="list2480676280774065413" text:style-name="L1">
        <text:list-item>
          <text:p text:style-name="P69">Este archivo contiene las resoluciones “manuales” de los ejercicios en las guías de métodos numéricos. Llámese “manuales” <text:span text:style-name="T49">a la acción de resolución de ejercicios por medio de despejes, variables extras (o constantes) y el paso a paso para resolver dichos despejes de todos estos ejercicios.</text:span></text:p>
        </text:list-item>
        <text:list-item>
          <text:p text:style-name="P70">Los ejercicios pueden aparecer resueltos por medio del generador de ecuaciones integrado del procesador de texto <text:span text:style-name="T50">o</text:span> <text:span text:style-name="T50">por medio de imágenes (en los casos que requieran planteamientos adicionales).</text:span></text:p>
        </text:list-item>
        <text:list-item>
          <text:p text:style-name="P71">Se sugiere que se resuelva y edite este archivo usando la suite de oficina LibreOffice; Word desde su versión 2010 en adelante puede abrir <text:span text:style-name="T69">y editar </text:span>archivos .odt, sin embargo, hay formatos particulares de una versión de oficina con la cual puede terminar distorsionando las fórmulas y estropear el archivo, por lo que se sugiere LibreOffice.</text:p>
        </text:list-item>
        <text:list-item>
          <text:p text:style-name="P71">Si es necesario portar/migrar esta guía a Word será bienvenido, sin embargo, por motivos de tiempo y facilidad en cuanto a colocar fórmulas y formatos se trabajará <text:span text:style-name="T69">usando el formato ODT</text:span>, si es necesario algo de ayuda con gusto puedo apoyar pero no prometo ser yo quien realice la migración de esta guía.</text:p>
        </text:list-item>
        <text:list-item>
          <text:p text:style-name="P71">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71">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72">En este documento se ha plasmado una resolución <text:span text:style-name="T51">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51">https://github.com/SamBurgos/Metodos-Numericos/issues</text:span></text:a><text:span text:style-name="T51"> con el número del problema. No se tomarán en cuenta problemas como que el valor esté diferente o que en lugar de raíz cuarta, sea raíz cuadrada, por ejemplo. Para esto revisar punto 5.</text:span></text:p>
        </text:list-item>
        <text:list-item>
          <text:p text:style-name="P73">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7"/>
      <text:p text:style-name="P7"/>
      <text:h text:style-name="P74" text:outline-level="4">EJERCICIOS</text:h>
      <text:p text:style-name="P1"/>
      <text:p text:style-name="P2"><text:span text:style-name="T1">1) </text:span><text:span text:style-name="T15">Si </text:span><text:span text:style-name="T15"><draw:frame draw:style-name="fr1" draw:name="Objeto1" text:anchor-type="as-char" svg:y="-0.172in" svg:width="1.7201in" svg:height="0.2335in" draw:z-index="0"><draw:object xlink:href="./Object 1" xlink:type="simple" xlink:show="embed" xlink:actuate="onLoad"/><draw:image xlink:href="./ObjectReplacements/Object 1" xlink:type="simple" xlink:show="embed" xlink:actuate="onLoad"/></draw:frame></text:span><text:span text:style-name="T15">, obtenga el valor de </text:span><text:span text:style-name="T15"><draw:frame draw:style-name="fr1" draw:name="Objeto2" text:anchor-type="as-char" svg:y="-0.1484in" svg:width="0.6272in" svg:height="0.1902in" draw:z-index="1"><draw:object xlink:href="./Object 2" xlink:type="simple" xlink:show="embed" xlink:actuate="onLoad"/><draw:image xlink:href="./ObjectReplacements/Object 2" xlink:type="simple" xlink:show="embed" xlink:actuate="onLoad"/></draw:frame></text:span><text:span text:style-name="T15">, <text:s/>de tal manera que h(x)= </text:span><text:span text:style-name="T17">38.942244725097574</text:span><text:span text:style-name="T15">, empleando el <text:s/>método de la Secante con una exactitud de 10</text:span><text:span text:style-name="T3">-12 </text:span><text:span text:style-name="T15">y además empleando el comando </text:span><text:span text:style-name="T24">fzero</text:span><text:span text:style-name="T15">. EMPLEE QUINCE DECIMALES. </text:span><text:span text:style-name="T16">(</text:span><text:span text:style-name="T20">OK</text:span><text:span text:style-name="T16">)</text:span></text:p>
      <text:p text:style-name="P1"/>
      <text:p text:style-name="P1"><draw:frame draw:style-name="fr1" draw:name="Objeto3" text:anchor-type="as-char" svg:y="-0.8925in" svg:width="3.3654in" svg:height="1.7256in" draw:z-index="2"><draw:object xlink:href="./Object 3" xlink:type="simple" xlink:show="embed" xlink:actuate="onLoad"/><draw:image xlink:href="./ObjectReplacements/Object 3" xlink:type="simple" xlink:show="embed" xlink:actuate="onLoad"/></draw:frame></text:p>
      <text:p text:style-name="P1"/>
      <text:p text:style-name="P8"><text:span text:style-name="T61">2) Emplee el Método de Bisección para obtener una aproximación al valor de </text:span><text:span text:style-name="T61"><draw:frame draw:style-name="fr1" draw:name="Object12" text:anchor-type="as-char" svg:y="-0.289in" svg:width="0.828in" svg:height="0.4472in" draw:z-index="15"><draw:object xlink:href="./Object 51" xlink:type="simple" xlink:show="embed" xlink:actuate="onLoad"/><draw:image xlink:href="./ObjectReplacements/Object 51" xlink:type="simple" xlink:show="embed" xlink:actuate="onLoad"/></draw:frame></text:span><text:span text:style-name="T61">, con una exactitud de </text:span><text:span text:style-name="T17">10</text:span><text:span text:style-name="T4">-12</text:span><text:span text:style-name="T17">, además emplee</text:span><text:span text:style-name="T11"> </text:span><text:span text:style-name="T17">el</text:span><text:span text:style-name="T12"> </text:span><text:span text:style-name="T17">comando </text:span><text:span text:style-name="T23">fzero </text:span><text:span text:style-name="T17">para</text:span><text:span text:style-name="T13"> </text:span><text:span text:style-name="T17">obtener</text:span><text:span text:style-name="T12"> </text:span><text:span text:style-name="T17">el</text:span><text:span text:style-name="T12"> </text:span><text:span text:style-name="T17">resultado.</text:span><text:span text:style-name="T14"> </text:span><text:span text:style-name="T17">EMPLEE QUINCE DECIMALES. </text:span><text:span text:style-name="T21">(OK)</text:span></text:p>
      <text:p text:style-name="P9"/>
      <text:p text:style-name="P9"><draw:frame draw:style-name="fr1" draw:name="Object13" text:anchor-type="as-char" svg:y="-1.1429in" svg:width="2.7173in" svg:height="2.2193in" draw:z-index="16"><draw:object xlink:href="./Object 52" xlink:type="simple" xlink:show="embed" xlink:actuate="onLoad"/><draw:image xlink:href="./ObjectReplacements/Object 52" xlink:type="simple" xlink:show="embed" xlink:actuate="onLoad"/></draw:frame></text:p>
      <text:p text:style-name="P9"/>
      <text:p text:style-name="P4"><text:span text:style-name="T18">3) La suma de dos números da como resultado 18.125. Si cada uno se disminuye en su raíz cuarta, el resultado del producto de las dos sumas es igual a 36.585606272364359. Determine los dos números con una exactitud de 10</text:span><text:span text:style-name="T5">-12</text:span><text:span text:style-name="T18">, empleando el método de la Secante y el método de Steffensen. EMPLEE QUINCE DECIMALES. </text:span><text:span text:style-name="T19">(</text:span><text:span text:style-name="T22">OK</text:span><text:span text:style-name="T19">)</text:span></text:p>
      <text:p text:style-name="P10"/>
      <text:p text:style-name="P11"><draw:frame draw:style-name="fr1" draw:name="Objeto4" text:anchor-type="as-char" svg:y="-0.5516in" svg:width="4.161in" svg:height="1.0402in" draw:z-index="21"><draw:object xlink:href="./Object 4" xlink:type="simple" xlink:show="embed" xlink:actuate="onLoad"/><draw:image xlink:href="./ObjectReplacements/Object 4" xlink:type="simple" xlink:show="embed" xlink:actuate="onLoad"/></draw:frame></text:p>
      <text:p text:style-name="P3"><text:soft-page-break/><text:span text:style-name="T15"><text:tab/></text:span><text:span text:style-name="T15"><draw:frame draw:style-name="fr1" draw:name="Objeto5" text:anchor-type="as-char" svg:y="-1.6445in" svg:width="4.5984in" svg:height="3.2264in" draw:z-index="3"><draw:object xlink:href="./Object 5" xlink:type="simple" xlink:show="embed" xlink:actuate="onLoad"/><draw:image xlink:href="./ObjectReplacements/Object 5" xlink:type="simple" xlink:show="embed" xlink:actuate="onLoad"/></draw:frame></text:span></text:p>
      <text:p text:style-name="P10"/>
      <text:p text:style-name="P10"/>
      <text:p text:style-name="P10"/>
      <text:p text:style-name="P12">4) Las ecuaciones que describen la posición de un proyectil lanzado desde el suelo, en metros, y tomando en cuenta la resistencia del aire y la masa del proyectil son:</text:p>
      <text:p text:style-name="P12"/>
      <text:p text:style-name="P5"><text:span text:style-name="T15"><draw:frame draw:style-name="fr1" draw:name="Objeto6" text:anchor-type="as-char" svg:y="-0.2209in" svg:width="2.0307in" svg:height="0.389in" draw:z-index="4"><draw:object xlink:href="./Object 6" xlink:type="simple" xlink:show="embed" xlink:actuate="onLoad"/><draw:image xlink:href="./ObjectReplacements/Object 6" xlink:type="simple" xlink:show="embed" xlink:actuate="onLoad"/></draw:frame></text:span><text:span text:style-name="T15"> <text:tab/></text:span><text:span text:style-name="T15"><draw:frame draw:style-name="fr1" draw:name="Objeto7" text:anchor-type="as-char" svg:y="-0.3665in" svg:width="2.552in" svg:height="0.6984in" draw:z-index="5"><draw:object xlink:href="./Object 7" xlink:type="simple" xlink:show="embed" xlink:actuate="onLoad"/><draw:image xlink:href="./ObjectReplacements/Object 7" xlink:type="simple" xlink:show="embed" xlink:actuate="onLoad"/></draw:frame></text:span><text:span text:style-name="T15"><text:tab/></text:span><text:span text:style-name="T15"><draw:frame draw:style-name="fr1" draw:name="Objeto8" text:anchor-type="as-char" svg:y="-0.2307in" svg:width="0.9335in" svg:height="0.4256in" draw:z-index="6"><draw:object xlink:href="./Object 8" xlink:type="simple" xlink:show="embed" xlink:actuate="onLoad"/><draw:image xlink:href="./ObjectReplacements/Object 8" xlink:type="simple" xlink:show="embed" xlink:actuate="onLoad"/></draw:frame></text:span></text:p>
      <text:p text:style-name="P12"/>
      <text:p text:style-name="P6"><text:span text:style-name="T15">Siendo C = m/k, donde m = masa del proyectil y k = coeficiente de resistencia del aire. Si se dispara un proyectil con ángulo de elevación </text:span><text:span text:style-name="T33">θ = 57°48'54'', con V0 = 3925 m/s, m = 159.09 </text:span><text:span text:style-name="T34">Kg y k = 9.5. Determine el tiempo que tarda el proyectil en llegar al punto mas alto y en llegar al suelo empleando el método de la </text:span><text:span text:style-name="T35">S</text:span><text:span text:style-name="T34">ecante; </text:span><text:span text:style-name="T35">con una precisión de 10</text:span><text:span text:style-name="T6">-12</text:span><text:span text:style-name="T35">, además obtenga el alcance horizontal y el valor de la altura máxima.</text:span></text:p>
      <text:p text:style-name="P12"/>
      <text:p text:style-name="P12"/>
      <text:p text:style-name="P12"/>
      <text:p text:style-name="P13">5) Se construye una caja sin tapadera a partir de una hoja metálica rectangular que mide <text:span text:style-name="T62">112</text:span> por <text:span text:style-name="T62">8</text:span>8 centímetros. ¿Cuál debe ser el lado de los cuadrados que hay que recortar en cada esquina para que el volumen de la caja sea <text:span text:style-name="T62">68,512.5</text:span> centímetros cúbicos? Precisión: 10<text:span text:style-name="T2">-12</text:span> . Emplee el método de <text:span text:style-name="T62">Newton-Raphson</text:span>. EMPLEE QUINCE DECIMALES. <text:span text:style-name="T70">(OK)</text:span></text:p>
      <text:p text:style-name="P28"/>
      <text:p text:style-name="P27"><text:s/><text:span text:style-name="T70">(Colocar imagen escaneada)</text:span></text:p>
      <text:p text:style-name="P13"/>
      <text:p text:style-name="P13"/>
      <text:p text:style-name="P14">6) <text:span text:style-name="T36">Emplee el método de Müller para hallar una aproximación a un cero o raíz del siguiente polinomio: P(x) = </text:span><text:span text:style-name="T39">3</text:span><text:bookmark-start text:name="__DdeLink__6471_182622824"/><text:span text:style-name="T36">x</text:span><text:span text:style-name="T43">5</text:span><text:span text:style-name="T36"> + 11x</text:span><text:span text:style-name="T43">4</text:span><text:span text:style-name="T36"> – 21x</text:span><text:span text:style-name="T43">3</text:span><text:span text:style-name="T36"> – 10x</text:span><text:span text:style-name="T43">2</text:span><text:span text:style-name="T36"> + 21x - 5</text:span><text:bookmark-end text:name="__DdeLink__6471_182622824"/><text:span text:style-name="T36">. Utilice los siguientes valores iniciales: p</text:span><text:span text:style-name="T46">0</text:span><text:span text:style-name="T36"> = –</text:span><text:span text:style-name="T39">6.1</text:span><text:span text:style-name="T36">, p</text:span><text:span text:style-name="T45">1</text:span><text:span text:style-name="T36"> = –</text:span><text:span text:style-name="T39">5.3</text:span><text:span text:style-name="T36"> y p</text:span><text:span text:style-name="T45">2</text:span><text:span text:style-name="T36"> = –-</text:span><text:span text:style-name="T39">4.9</text:span><text:span text:style-name="T36">, con una precisión de 10</text:span><text:span text:style-name="T43">-12</text:span><text:span text:style-name="T36">. EMPLEE QUINCE DECIMALES. </text:span><text:span text:style-name="T38">(OK)</text:span></text:p>
      <text:p text:style-name="P37"/>
      <text:p text:style-name="P37"/>
      <text:p text:style-name="P37"><text:soft-page-break/></text:p>
      <text:p text:style-name="P15"><text:span text:style-name="T36">7) </text:span><text:span text:style-name="T37">Se desea conocer el volumen específico del Nitrógeno a una presión P de </text:span><text:span text:style-name="T39">1025</text:span><text:span text:style-name="T37"> kPa y una temperatura T de </text:span><text:span text:style-name="T39">114</text:span><text:span text:style-name="T37">.</text:span><text:span text:style-name="T39">53</text:span><text:span text:style-name="T37">°F, empleando la ecuación de estado de Van der Waals:</text:span></text:p>
      <text:p text:style-name="P38"/>
      <text:p text:style-name="P15"><text:span text:style-name="T37"><draw:frame draw:style-name="fr1" draw:name="Objeto9" text:anchor-type="as-char" svg:y="-0.2437in" svg:width="1.4445in" svg:height="0.4165in" draw:z-index="7"><draw:object xlink:href="./Object 9" xlink:type="simple" xlink:show="embed" xlink:actuate="onLoad"/><draw:image xlink:href="./ObjectReplacements/Object 9" xlink:type="simple" xlink:show="embed" xlink:actuate="onLoad"/></draw:frame></text:span><text:span text:style-name="T37">donde </text:span><text:span text:style-name="T37"><draw:frame draw:style-name="fr1" draw:name="Objeto10" text:anchor-type="as-char" svg:y="-0.2925in" svg:width="1.7252in" svg:height="0.4661in" draw:z-index="8"><draw:object xlink:href="./Object 10" xlink:type="simple" xlink:show="embed" xlink:actuate="onLoad"/><draw:image xlink:href="./ObjectReplacements/Object 10" xlink:type="simple" xlink:show="embed" xlink:actuate="onLoad"/></draw:frame></text:span></text:p>
      <text:p text:style-name="P38"/>
      <text:p text:style-name="P38">De las tablas termodinámicas, se obtienen los siguientes datos:</text:p>
      <text:p text:style-name="P38"/>
      <text:p text:style-name="P38">Pc = 3390 kPa</text:p>
      <text:p text:style-name="P38">Tc = 126.2°K</text:p>
      <text:p text:style-name="P38">R = 0.2968 kJ/kg°K</text:p>
      <text:p text:style-name="P38"/>
      <text:p text:style-name="P16"><text:span text:style-name="T36">Emplee el método de </text:span><text:span text:style-name="T39">Newton-Raphson</text:span><text:span text:style-name="T36"> para calcular el valor de V, considerando como valor inicial Vo = RT/P, con una precisión de 10</text:span><text:span text:style-name="T43">-12</text:span><text:span text:style-name="T47">. </text:span><text:span text:style-name="T48">(OK)</text:span></text:p>
      <text:p text:style-name="P39"/>
      <text:p text:style-name="P40"><draw:frame draw:style-name="fr1" draw:name="Objeto11" text:anchor-type="as-char" svg:y="-0.6634in" svg:width="1.9366in" svg:height="1.2681in" draw:z-index="9"><draw:object xlink:href="./Object 11" xlink:type="simple" xlink:show="embed" xlink:actuate="onLoad"/><draw:image xlink:href="./ObjectReplacements/Object 11" xlink:type="simple" xlink:show="embed" xlink:actuate="onLoad"/></draw:frame></text:p>
      <text:p text:style-name="P41"/>
      <text:p text:style-name="P17"><text:span text:style-name="T40">8) </text:span><text:span text:style-name="T41">Una barra larga de diámetro D recibe calor por efecto Joule de una resistencia eléctrica. Simultáneamente, disipa calor por convección y radiación, siendo la ecuación que satisface el equilibrio la siguiente:</text:span></text:p>
      <text:p text:style-name="P42"/>
      <text:p text:style-name="P17"><text:span text:style-name="T41"><draw:frame draw:style-name="fr1" draw:name="Objeto12" text:anchor-type="as-char" svg:y="-0.172in" svg:width="2.7598in" svg:height="0.2327in" draw:z-index="10"><draw:object xlink:href="./Object 12" xlink:type="simple" xlink:show="embed" xlink:actuate="onLoad"/><draw:image xlink:href="./ObjectReplacements/Object 12" xlink:type="simple" xlink:show="embed" xlink:actuate="onLoad"/></draw:frame></text:span><text:span text:style-name="T41">donde</text:span></text:p>
      <text:p text:style-name="P42"/>
      <table:table table:name="Tabla1" table:style-name="Tabla1">
        <table:table-column table:style-name="Tabla1.A"/>
        <table:table-column table:style-name="Tabla1.B"/>
        <table:table-column table:style-name="Tabla1.C"/>
        <table:table-row>
          <table:table-cell table:style-name="Tabla1.A1" office:value-type="string">
            <text:p text:style-name="P67">Variable</text:p>
          </table:table-cell>
          <table:table-cell table:style-name="Tabla1.A1" office:value-type="string">
            <text:p text:style-name="P67">Definición variable</text:p>
          </table:table-cell>
          <table:table-cell table:style-name="Tabla1.C1" office:value-type="string">
            <text:p text:style-name="P67">Medida/Valor</text:p>
          </table:table-cell>
        </table:table-row>
        <table:table-row>
          <table:table-cell table:style-name="Tabla1.A2" office:value-type="string">
            <text:p text:style-name="P66">D</text:p>
          </table:table-cell>
          <table:table-cell table:style-name="Tabla1.A2" office:value-type="string">
            <text:p text:style-name="P66">diámetro de la barra</text:p>
          </table:table-cell>
          <table:table-cell table:style-name="Tabla1.C2" office:value-type="string">
            <text:p text:style-name="P66">9<text:span text:style-name="T71">38</text:span> mm</text:p>
          </table:table-cell>
        </table:table-row>
        <table:table-row>
          <table:table-cell table:style-name="Tabla1.A2" office:value-type="string">
            <text:p text:style-name="P68">σ</text:p>
          </table:table-cell>
          <table:table-cell table:style-name="Tabla1.A2" office:value-type="string">
            <text:p text:style-name="P66">constante de Stefan Boltzman</text:p>
          </table:table-cell>
          <table:table-cell table:style-name="Tabla1.C2" office:value-type="string">
            <text:p text:style-name="P66">5.67x10<text:span text:style-name="T2">-8</text:span> W/mt<text:span text:style-name="T2">2</text:span>°K<text:span text:style-name="T2">4</text:span></text:p>
          </table:table-cell>
        </table:table-row>
        <table:table-row>
          <table:table-cell table:style-name="Tabla1.A2" office:value-type="string">
            <text:p text:style-name="P68">ε</text:p>
          </table:table-cell>
          <table:table-cell table:style-name="Tabla1.A2" office:value-type="string">
            <text:p text:style-name="P66">emisividad de la superficie de la barra</text:p>
          </table:table-cell>
          <table:table-cell table:style-name="Tabla1.C2" office:value-type="string">
            <text:p text:style-name="P66">0.8</text:p>
          </table:table-cell>
        </table:table-row>
        <table:table-row>
          <table:table-cell table:style-name="Tabla1.A2" office:value-type="string">
            <text:p text:style-name="P66">h</text:p>
          </table:table-cell>
          <table:table-cell table:style-name="Tabla1.A2" office:value-type="string">
            <text:p text:style-name="P66">coeficiente de transferencia de calor por convección entre la barra y el aire</text:p>
          </table:table-cell>
          <table:table-cell table:style-name="Tabla1.C2" office:value-type="string">
            <text:p text:style-name="P66">20 W/mt<text:span text:style-name="T2">2</text:span>°K</text:p>
          </table:table-cell>
        </table:table-row>
        <table:table-row>
          <table:table-cell table:style-name="Tabla1.A2" office:value-type="string">
            <text:p text:style-name="P66">T<text:span text:style-name="T26">s</text:span></text:p>
          </table:table-cell>
          <table:table-cell table:style-name="Tabla1.A2" office:value-type="string">
            <text:p text:style-name="P66">temperatura ambiente</text:p>
          </table:table-cell>
          <table:table-cell table:style-name="Tabla1.C2" office:value-type="string">
            <text:p text:style-name="P66">7<text:span text:style-name="T71">8</text:span>.<text:span text:style-name="T71">8</text:span>°F</text:p>
          </table:table-cell>
        </table:table-row>
        <table:table-row>
          <table:table-cell table:style-name="Tabla1.A2" office:value-type="string">
            <text:p text:style-name="P66">I<text:span text:style-name="T2">2</text:span>R</text:p>
          </table:table-cell>
          <table:table-cell table:style-name="Tabla1.A2" office:value-type="string">
            <text:p text:style-name="P66">potencia eléctrica por unidad de longitud</text:p>
          </table:table-cell>
          <table:table-cell table:style-name="Tabla1.C2" office:value-type="string">
            <text:p text:style-name="P66">100 W/m</text:p>
          </table:table-cell>
        </table:table-row>
        <table:table-row>
          <table:table-cell table:style-name="Tabla1.A2" office:value-type="string">
            <text:p text:style-name="P66">T</text:p>
          </table:table-cell>
          <table:table-cell table:style-name="Tabla1.A2" office:value-type="string">
            <text:p text:style-name="P66">temperatura de equilibrio de la barra</text:p>
          </table:table-cell>
          <table:table-cell table:style-name="Tabla1.C2" office:value-type="string">
            <text:p text:style-name="P65">?</text:p>
          </table:table-cell>
        </table:table-row>
      </table:table>
      <text:p text:style-name="P42"/>
      <text:p text:style-name="P18"><text:span text:style-name="T40">Emplee el método de </text:span><text:span text:style-name="T42">Steffensen</text:span><text:span text:style-name="T40"> para calcular el valor de T, con una precisión de 10</text:span><text:span text:style-name="T44">-12</text:span><text:span text:style-name="T40">.</text:span></text:p>
      <text:p text:style-name="P43">MUESTRE EN FORMA DE TABLA : NUMERO DE ITERACIONES, T<text:span text:style-name="T26">0</text:span>, <text:span text:style-name="T63">T</text:span><text:span text:style-name="T28">1</text:span><text:span text:style-name="T63">, T</text:span><text:span text:style-name="T28">2</text:span>, VALOR APROXIMADO, ERROR. EMPLEE QUINCE DECIMALES.</text:p>
      <text:p text:style-name="P45"><text:soft-page-break/><draw:frame draw:style-name="fr1" draw:name="Objeto13" text:anchor-type="as-char" svg:y="-1.0374in" svg:width="2.7689in" svg:height="2.0165in" draw:z-index="11"><draw:object xlink:href="./Object 13" xlink:type="simple" xlink:show="embed" xlink:actuate="onLoad"/><draw:image xlink:href="./ObjectReplacements/Object 13" xlink:type="simple" xlink:show="embed" xlink:actuate="onLoad"/></draw:frame></text:p>
      <text:p text:style-name="P46"/>
      <text:p text:style-name="P48">9) La concentración de un reactante en un reactor de mezcla completa viene dada por la siguiente expresión: C(t) = 0.78 – 0.05te<text:span text:style-name="T2">-0.4t</text:span> – 0.23e<text:span text:style-name="T2">-0.4t</text:span>, donde C(t) es la concentración del reactante (mol/L) y t el tiempo (min). Determine en cuánto tiempo la concentración del reactante es igual a 0.<text:span text:style-name="T64">7025</text:span> mol/L.</text:p>
      <text:p text:style-name="P46"/>
      <text:p text:style-name="P48">Emplee método de <text:span text:style-name="T64">Steffensen</text:span>, con una exactitud de 10<text:span text:style-name="T2">-12</text:span>. MUESTRE EN FORMA DE TABLA : ITERACIONES, t<text:span text:style-name="T29">0</text:span>, t<text:span text:style-name="T26">1</text:span>, <text:span text:style-name="T65">t</text:span><text:span text:style-name="T29">2</text:span> VALOR APROXIMADO, ERROR. EMPLEE QUINCE DECIMALES. <text:span text:style-name="T72">(OK)</text:span></text:p>
      <text:p text:style-name="P44"/>
      <text:p text:style-name="P44"><draw:frame draw:style-name="fr1" draw:name="Objeto16" text:anchor-type="as-char" svg:y="-0.9091in" svg:width="2.5811in" svg:height="1.7583in" draw:z-index="12"><draw:object xlink:href="./Object 16" xlink:type="simple" xlink:show="embed" xlink:actuate="onLoad"/><draw:image xlink:href="./ObjectReplacements/Object 16" xlink:type="simple" xlink:show="embed" xlink:actuate="onLoad"/></draw:frame></text:p>
      <text:p text:style-name="P44"/>
      <text:p text:style-name="P49">10) Una esfera de madera de radio r, se sumerge en agua. Si la esfera está construida de una especie de pino cuya densidad es: = 7<text:span text:style-name="T66">9</text:span>5 Kg/m<text:span text:style-name="T2">3</text:span> y su diámetro es de <text:span text:style-name="T66">878</text:span> mm, ¿cuánto es la profundidad h a la que está sumergido el polo sur de la esfera?, si se sabe que la masa de agua desplazada cuando se sumerge la esfera viene dada así:</text:p>
      <text:p text:style-name="P49"/>
      <text:p text:style-name="P49"><draw:frame draw:style-name="fr1" draw:name="Objeto17" text:anchor-type="as-char" svg:y="-0.2925in" svg:width="1.8882in" svg:height="0.4717in" draw:z-index="13"><draw:object xlink:href="./Object 17" xlink:type="simple" xlink:show="embed" xlink:actuate="onLoad"/><draw:image xlink:href="./ObjectReplacements/Object 17" xlink:type="simple" xlink:show="embed" xlink:actuate="onLoad"/></draw:frame>donde <text:span text:style-name="T32">ρ</text:span><text:span text:style-name="T26">a</text:span> es la densidad del agua <text:span text:style-name="T73">(1000 kg/m</text:span><text:span text:style-name="T8">3</text:span><text:span text:style-name="T73">)</text:span>, r es el radio de la esfera.</text:p>
      <text:p text:style-name="P49"/>
      <text:p text:style-name="P49">Emplee el método de <text:span text:style-name="T66">Posición Falsa</text:span>, con una precisión de 10<text:span text:style-name="T2">-12</text:span>. MUESTRE EN FORMA DE TABLA: NUMERO DE ITERACIONES, ho, <text:span text:style-name="T66">h</text:span><text:span text:style-name="T30">1</text:span><text:span text:style-name="T66">,</text:span> VALOR APROXIMADO, ERROR. EMPLEE QUINCE DECIMALES. <text:span text:style-name="T74">(OK)</text:span></text:p>
      <text:p text:style-name="P49"/>
      <text:p text:style-name="P49"><draw:frame draw:style-name="fr1" draw:name="Objeto20" text:anchor-type="as-char" svg:y="-0.4701in" svg:width="1.2453in" svg:height="0.8811in" draw:z-index="38"><draw:object xlink:href="./Object 20" xlink:type="simple" xlink:show="embed" xlink:actuate="onLoad"/><draw:image xlink:href="./ObjectReplacements/Object 20" xlink:type="simple" xlink:show="embed" xlink:actuate="onLoad"/></draw:frame><text:span text:style-name="T52">Resolución del término dentro del paréntesis </text:span><text:span text:style-name="T53">en la integral</text:span></text:p>
      <text:p text:style-name="P50"><text:soft-page-break/><draw:frame draw:style-name="fr1" draw:name="Objeto18" text:anchor-type="as-char" svg:y="-1.3866in" svg:width="2.0339in" svg:height="2.7154in" draw:z-index="14"><draw:object xlink:href="./Object 18" xlink:type="simple" xlink:show="embed" xlink:actuate="onLoad"/><draw:image xlink:href="./ObjectReplacements/Object 18" xlink:type="simple" xlink:show="embed" xlink:actuate="onLoad"/></draw:frame><draw:frame draw:style-name="fr1" draw:name="Objeto21" text:anchor-type="as-char" svg:y="-1.1811in" svg:width="2.1283in" svg:height="2.3035in" draw:z-index="17"><draw:object xlink:href="./Object 21" xlink:type="simple" xlink:show="embed" xlink:actuate="onLoad"/><draw:image xlink:href="./ObjectReplacements/Object 21" xlink:type="simple" xlink:show="embed" xlink:actuate="onLoad"/></draw:frame></text:p>
      <text:p text:style-name="P59"/>
      <text:p text:style-name="P50"/>
      <text:p text:style-name="P51">11) La velocidad de caída de un paracaidista viene dada por la siguiente expresión:</text:p>
      <text:p text:style-name="P51"/>
      <text:p text:style-name="P51"><draw:frame draw:style-name="fr1" draw:name="Objeto23" text:anchor-type="as-char" svg:y="-0.2846in" svg:width="1.202in" svg:height="0.4339in" draw:z-index="18"><draw:object xlink:href="./Object 23" xlink:type="simple" xlink:show="embed" xlink:actuate="onLoad"/><draw:image xlink:href="./ObjectReplacements/Object 23" xlink:type="simple" xlink:show="embed" xlink:actuate="onLoad"/></draw:frame> donde g = 9.8 m/s<text:span text:style-name="T2">2</text:span>; y c = coeficiente de rozamiento = 14 kg/s</text:p>
      <text:p text:style-name="P51"/>
      <text:p text:style-name="P52">Si la velocidad del paracaidista es de <text:span text:style-name="T67">250.2</text:span> km/h, cuando t es igual a 17.<text:span text:style-name="T67">4</text:span>5 segundos. Determine la masa “m” del paracaidista empleando el método de <text:span text:style-name="T68">Newton-Raphson</text:span>, con una precisión de 10<text:span text:style-name="T2">-12 </text:span><text:span text:style-name="T75">(OK)</text:span></text:p>
      <text:p text:style-name="P52"><text:s/></text:p>
      <text:p text:style-name="P52"><draw:frame draw:style-name="fr1" draw:name="Object1" text:anchor-type="as-char" svg:y="-0.6882in" svg:width="1.672in" svg:height="1.3173in" draw:z-index="19"><draw:object xlink:href="./Object 24" xlink:type="simple" xlink:show="embed" xlink:actuate="onLoad"/><draw:image xlink:href="./ObjectReplacements/Object 24" xlink:type="simple" xlink:show="embed" xlink:actuate="onLoad"/></draw:frame><text:tab/><text:tab/><text:tab/><draw:frame draw:style-name="fr1" draw:name="Object2" text:anchor-type="as-char" svg:y="-0.5228in" svg:width="1.3862in" svg:height="0.9866in" draw:z-index="20"><draw:object xlink:href="./Object 25" xlink:type="simple" xlink:show="embed" xlink:actuate="onLoad"/><draw:image xlink:href="./ObjectReplacements/Object 25" xlink:type="simple" xlink:show="embed" xlink:actuate="onLoad"/></draw:frame></text:p>
      <text:p text:style-name="P52"/>
      <text:p text:style-name="P52"/>
      <text:p text:style-name="P52"/>
      <text:p text:style-name="P53">12) Un objeto que cae verticalmente en el aire está sujeto a una resistencia viscosa y también a la fuerza de gravedad. Suponga que dejamos caer un objeto de masa m desde una altura S<text:span text:style-name="T26">0</text:span> y que la altura</text:p>
      <text:p text:style-name="P53">del objeto después de t segundos viene dada así:</text:p>
      <text:p text:style-name="P51"/>
      <text:p text:style-name="P51"><draw:frame draw:style-name="fr1" draw:name="Objeto24" text:anchor-type="as-char" svg:y="-0.2846in" svg:width="2.152in" svg:height="0.4571in" draw:z-index="22"><draw:object xlink:href="./Object 27" xlink:type="simple" xlink:show="embed" xlink:actuate="onLoad"/><draw:image xlink:href="./ObjectReplacements/Object 27" xlink:type="simple" xlink:show="embed" xlink:actuate="onLoad"/></draw:frame><text:span text:style-name="T55">donde g = 32.17 pies/s</text:span><text:span text:style-name="T7">2</text:span><text:span text:style-name="T55">, k = coeficiente de resistencia del aire = 0.1 lb/s</text:span></text:p>
      <text:p text:style-name="P44"/>
      <text:p text:style-name="P55">Suponga que m = <text:span text:style-name="T76">9.5</text:span> Kg, S<text:span text:style-name="T26">0</text:span> = <text:span text:style-name="T76">1259</text:span> pies. Determine el tiempo que tarda en recorrer <text:span text:style-name="T76">14400</text:span> plg, empleando el método de Steffensen, con una exactitud de 10<text:span text:style-name="T2">-12</text:span>. <text:span text:style-name="T54">MUESTRE EN FORMA DE TABLA : NUMERO DE ITERACIONES, t0, t1, t2, VALOR APROXIMADO, ERROR. EMPLEE QUINCE DECIMALES. (OK)</text:span></text:p>
      <text:p text:style-name="P54"/>
      <text:p text:style-name="P54"><text:soft-page-break/><draw:frame draw:style-name="fr1" draw:name="Objeto25" text:anchor-type="as-char" svg:y="-0.9882in" svg:width="1.5528in" svg:height="1.9173in" draw:z-index="23"><draw:object xlink:href="./Object 28" xlink:type="simple" xlink:show="embed" xlink:actuate="onLoad"/><draw:image xlink:href="./ObjectReplacements/Object 28" xlink:type="simple" xlink:show="embed" xlink:actuate="onLoad"/></draw:frame><draw:frame draw:style-name="fr1" draw:name="Objeto26" text:anchor-type="as-char" svg:y="-1.2925in" svg:width="2.339in" svg:height="2.5256in" draw:z-index="24"><draw:object xlink:href="./Object 29" xlink:type="simple" xlink:show="embed" xlink:actuate="onLoad"/><draw:image xlink:href="./ObjectReplacements/Object 29" xlink:type="simple" xlink:show="embed" xlink:actuate="onLoad"/></draw:frame><draw:frame draw:style-name="fr1" draw:name="Objeto27" text:anchor-type="as-char" svg:y="-0.6992in" svg:width="2.4311in" svg:height="1.3398in" draw:z-index="25"><draw:object xlink:href="./Object 30" xlink:type="simple" xlink:show="embed" xlink:actuate="onLoad"/><draw:image xlink:href="./ObjectReplacements/Object 30" xlink:type="simple" xlink:show="embed" xlink:actuate="onLoad"/></draw:frame></text:p>
      <text:p text:style-name="P54"/>
      <text:p text:style-name="P56">13) Para cierto tipo de régimen de transferencia de calor, la evaluación del número de Nusselt (Nu) se basa en el valor del número de Reynolds (Re) y del número Prandtl (Pr) a partir de la ecuación:</text:p>
      <text:p text:style-name="P56"/>
      <text:p text:style-name="P56"><draw:frame draw:style-name="fr1" draw:name="Objeto28" text:anchor-type="as-char" svg:y="-0.3862in" svg:width="3.1819in" svg:height="0.778in" draw:z-index="26"><draw:object xlink:href="./Object 31" xlink:type="simple" xlink:show="embed" xlink:actuate="onLoad"/><draw:image xlink:href="./ObjectReplacements/Object 31" xlink:type="simple" xlink:show="embed" xlink:actuate="onLoad"/></draw:frame></text:p>
      <text:p text:style-name="P56"/>
      <text:p text:style-name="P57">Emplee el Método de <text:span text:style-name="T77">Posición Falsa</text:span> para calcular el número de Reynolds en el intervalo [29000, 29100], considere que el número de Prandtl vale 0.7 y el número de Nusselt vale 60, con una precisión de 10<text:span text:style-name="T2">-12</text:span>. MUESTRE EN FORMA DE TABLA : #ITERACIONES, Po, P1, VALOR APROXIMADO, ERROR. UTILICE QUINCE DECIMALES. <text:span text:style-name="T78">(OK)</text:span></text:p>
      <text:p text:style-name="P47"/>
      <text:p text:style-name="P47"/>
      <text:p text:style-name="P47"><draw:frame draw:style-name="fr1" draw:name="Objeto29" text:anchor-type="as-char" svg:y="-1.2083in" svg:width="3.7937in" svg:height="2.3484in" draw:z-index="27"><draw:object xlink:href="./Object 32" xlink:type="simple" xlink:show="embed" xlink:actuate="onLoad"/><draw:image xlink:href="./ObjectReplacements/Object 32" xlink:type="simple" xlink:show="embed" xlink:actuate="onLoad"/></draw:frame></text:p>
      <text:p text:style-name="P47"/>
      <text:p text:style-name="P58">14) Se desea conocer el volumen específico del Dióxido de carbono a una presión P de <text:span text:style-name="T79">1008</text:span> kPa y una temperatura T de <text:span text:style-name="T79">258</text:span>.<text:span text:style-name="T79">75</text:span>°C, empleando la ecuación de estado de Redlich-Kwong:</text:p>
      <text:p text:style-name="P47"/>
      <text:p text:style-name="P13"><draw:frame draw:style-name="fr1" draw:name="Objeto30" text:anchor-type="as-char" svg:y="-0.2437in" svg:width="2.1453in" svg:height="0.4228in" draw:z-index="28"><draw:object xlink:href="./Object 33" xlink:type="simple" xlink:show="embed" xlink:actuate="onLoad"/><draw:image xlink:href="./ObjectReplacements/Object 33" xlink:type="simple" xlink:show="embed" xlink:actuate="onLoad"/></draw:frame><text:span text:style-name="T56">donde </text:span><text:span text:style-name="T56"><draw:frame draw:style-name="fr1" draw:name="Objeto31" text:anchor-type="as-char" svg:y="-0.2689in" svg:width="2.3744in" svg:height="0.4425in" draw:z-index="29"><draw:object xlink:href="./Object 34" xlink:type="simple" xlink:show="embed" xlink:actuate="onLoad"/><draw:image xlink:href="./ObjectReplacements/Object 34" xlink:type="simple" xlink:show="embed" xlink:actuate="onLoad"/></draw:frame></text:span></text:p>
      <text:p text:style-name="P13"/>
      <text:p text:style-name="P19">De tablas termodinámicas, se obtienen los siguientes datos:</text:p>
      <text:p text:style-name="P19"><text:soft-page-break/></text:p>
      <text:p text:style-name="P19">P<text:span text:style-name="T26">c</text:span> = 7390 kPa, T<text:span text:style-name="T26">c</text:span> = 304.2 ºK, R = 0.2968 kJ/kg ºK</text:p>
      <text:p text:style-name="P19"/>
      <text:p text:style-name="P19">Emplee el método de <text:span text:style-name="T79">la Secante</text:span>, con una exactitud de 10<text:span text:style-name="T2">-12</text:span>, para calcular el valor de V, considerando como valor inicial V<text:span text:style-name="T26">0</text:span> = RT/P. MUESTRE EN FORMA DE TABLA: #ITERACIONES, V0, V1, V2, VALOR APROXIMADO, ERROR. EMPLEE NUEVE DECIMALES. <text:span text:style-name="T84">(OK)</text:span></text:p>
      <text:p text:style-name="P13"/>
      <text:p text:style-name="P13"><draw:frame draw:style-name="fr1" draw:name="Objeto32" text:anchor-type="as-char" svg:y="-0.778in" svg:width="2.6256in" svg:height="1.4965in" draw:z-index="30"><draw:object xlink:href="./Object 35" xlink:type="simple" xlink:show="embed" xlink:actuate="onLoad"/><draw:image xlink:href="./ObjectReplacements/Object 35" xlink:type="simple" xlink:show="embed" xlink:actuate="onLoad"/></draw:frame></text:p>
      <text:p text:style-name="P13"/>
      <text:p text:style-name="P20">15) La distancia D(t) recorrida por un automóvil se establece mediante la siguiente ecuación: D(t) = –70 + 7t + 70e<text:span text:style-name="T2">-t/10</text:span>. Aproxime el valor de “t” para el cual D(t) = <text:span text:style-name="T80">37.855364040665670</text:span>. Emplee el método de <text:span text:style-name="T80">B</text:span>isección con una exactitud de 10<text:span text:style-name="T2">-12</text:span> y además emplee el comando fzero. EMPLEE QUINCE DECIMALES. <text:span text:style-name="T84">(OK)</text:span></text:p>
      <text:p text:style-name="P13"/>
      <text:p text:style-name="P13"><draw:frame draw:style-name="fr1" draw:name="Objeto35" text:anchor-type="as-char" svg:y="-0.5244in" svg:width="2.0319in" svg:height="0.9957in" draw:z-index="31"><draw:object xlink:href="./Object 38" xlink:type="simple" xlink:show="embed" xlink:actuate="onLoad"/><draw:image xlink:href="./ObjectReplacements/Object 38" xlink:type="simple" xlink:show="embed" xlink:actuate="onLoad"/></draw:frame><draw:frame draw:style-name="fr1" draw:name="Objeto36" text:anchor-type="as-char" svg:y="-0.3602in" svg:width="2.1173in" svg:height="0.6772in" draw:z-index="32"><draw:object xlink:href="./Object 39" xlink:type="simple" xlink:show="embed" xlink:actuate="onLoad"/><draw:image xlink:href="./ObjectReplacements/Object 39" xlink:type="simple" xlink:show="embed" xlink:actuate="onLoad"/></draw:frame></text:p>
      <text:p text:style-name="P13"/>
      <text:p text:style-name="P21">16) Se suministran 2890 KJ/Kmol de calor a presión constante a cierta cantidad de vapor de agua inicialmente a <text:span text:style-name="T81">132.85</text:span>°<text:span text:style-name="T81">C</text:span>. Calcule la temperatura final del sistema empleando el método de <text:span text:style-name="T81">Newton</text:span>, con precisión de 10<text:span text:style-name="T2">-12</text:span>, si se sabe que:</text:p>
      <text:p text:style-name="P21"/>
      <text:p text:style-name="P60"><text:span text:style-name="T25"><draw:frame draw:style-name="fr1" draw:name="Objeto37" text:anchor-type="as-char" svg:y="-0.3071in" svg:width="0.8839in" svg:height="0.5008in" draw:z-index="33"><draw:object xlink:href="./Object 40" xlink:type="simple" xlink:show="embed" xlink:actuate="onLoad"/><draw:image xlink:href="./ObjectReplacements/Object 40" xlink:type="simple" xlink:show="embed" xlink:actuate="onLoad"/></draw:frame></text:span><text:span text:style-name="T25">donde: </text:span><text:span text:style-name="T25"><draw:frame draw:style-name="fr1" draw:name="Objeto38" text:anchor-type="as-char" svg:y="-0.172in" svg:width="3.8583in" svg:height="0.2075in" draw:z-index="34"><draw:object xlink:href="./Object 41" xlink:type="simple" xlink:show="embed" xlink:actuate="onLoad"/><draw:image xlink:href="./ObjectReplacements/Object 41" xlink:type="simple" xlink:show="embed" xlink:actuate="onLoad"/></draw:frame></text:span><text:span text:style-name="T57">(KJ/Kmol°K)</text:span></text:p>
      <text:p text:style-name="P21"/>
      <text:p text:style-name="P21">EMPLEE QUINCE DECIMALES. <text:span text:style-name="T84">(OK)</text:span></text:p>
      <text:p text:style-name="P21"/>
      <text:p text:style-name="P21"><text:soft-page-break/><draw:frame draw:style-name="fr1" draw:name="Objeto39" text:anchor-type="as-char" svg:y="-1.9244in" svg:width="6.9217in" svg:height="3.789in" draw:z-index="35"><draw:object xlink:href="./Object 42" xlink:type="simple" xlink:show="embed" xlink:actuate="onLoad"/><draw:image xlink:href="./ObjectReplacements/Object 42" xlink:type="simple" xlink:show="embed" xlink:actuate="onLoad"/></draw:frame></text:p>
      <text:p text:style-name="P21"/>
      <text:p text:style-name="P22">17) Se tienen dos postes, uno de 29 pies de altura y otro de 41 pies de altura, los cuales están separados entre sí 47 pies. Los postes se sostienen mediante dos cables, conectados a una sola estaca entre ellos,</text:p>
      <text:p text:style-name="P22">desde el nivel del suelo hasta la parte superior de cada poste. Emplee el Método de la Secante para determinar la distancia “x”, con respecto al poste de 41 pies, donde debe colocarse la estaca, para que la cantidad de cable utilizado sea igual a 85 pies, con una precisión de 10<text:span text:style-name="T2">-12</text:span> . MUESTRE EN FORMA DE TABLA: NUMERO DE ITERACIONES, x<text:span text:style-name="T26">0</text:span> , x<text:span text:style-name="T26">1</text:span> , VALOR APROXIMADO, ERROR. EMPLEE QUINCE DECIMALES.</text:p>
      <text:p text:style-name="P22"/>
      <text:p text:style-name="P22"/>
      <text:p text:style-name="P23">18) <text:span text:style-name="T58">La velocidad vertical de un cohete se calcula mediante la siguiente fórmula:</text:span></text:p>
      <text:p text:style-name="P23"/>
      <text:p text:style-name="P23"><draw:frame draw:style-name="fr1" draw:name="Object4" text:anchor-type="as-char" svg:y="-0.2689in" svg:width="1.4846in" svg:height="0.4425in" draw:z-index="36"><draw:object xlink:href="./Object 43" xlink:type="simple" xlink:show="embed" xlink:actuate="onLoad"/><draw:image xlink:href="./ObjectReplacements/Object 43" xlink:type="simple" xlink:show="embed" xlink:actuate="onLoad"/></draw:frame><text:span text:style-name="T58">donde:</text:span></text:p>
      <text:p text:style-name="P23"/>
      <text:p text:style-name="P24">g = 9.81 m/s<text:span text:style-name="T2">2</text:span></text:p>
      <text:p text:style-name="P24">q = tasa de consumo de combustible = 2700 kg/s</text:p>
      <text:p text:style-name="P24">u = velocidad con la que se expele el combustible = 8820 km/h</text:p>
      <text:p text:style-name="P24">m0 = masa inicial del cohete = 185000 kg</text:p>
      <text:p text:style-name="P25">Emplee el MÉTODO DE <text:span text:style-name="T82">LA SECANTE</text:span> para determinar el tiempo “t”, para el cual el cohete alcanza una velocidad de 10<text:span text:style-name="T82">6</text:span>5m/s, con una precisión de 10<text:span text:style-name="T2">-12</text:span> . MUESTRE EN FORMA DE TABLA: NUMERO DE ITERACIONES, t<text:span text:style-name="T26">0</text:span> , t<text:span text:style-name="T26">1</text:span> , VALOR APROXIMADO, ERROR. EMPLEE QUINCE DECIMALES. <text:span text:style-name="T84">(OK)</text:span></text:p>
      <text:p text:style-name="P25"/>
      <text:p text:style-name="P25"><text:soft-page-break/><draw:frame draw:style-name="fr1" draw:name="Object5" text:anchor-type="as-char" svg:y="-0.9138in" svg:width="2.0063in" svg:height="1.7937in" draw:z-index="37"><draw:object xlink:href="./Object 44" xlink:type="simple" xlink:show="embed" xlink:actuate="onLoad"/><draw:image xlink:href="./ObjectReplacements/Object 44" xlink:type="simple" xlink:show="embed" xlink:actuate="onLoad"/></draw:frame></text:p>
      <text:p text:style-name="P25"/>
      <text:p text:style-name="P26">19) Emplee el MÉTODO DE MULLER para obtener una raíz del polinomio: P (x) = 2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26">0</text:span>=1,x<text:span text:style-name="T26">1</text:span> =1.8, x<text:span text:style-name="T26">2</text:span> =2. <text:span text:style-name="T84">(OK)</text:span></text:p>
      <text:p text:style-name="P26"/>
      <text:p text:style-name="P26">20) Emplee el MÉTODO DE MULLER para obtener una raíz del polinomio: P (x) = 3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26">0</text:span> = –5.5, x<text:span text:style-name="T26">1</text:span> = –5.2, x<text:span text:style-name="T26">2</text:span> = –4.5. <text:span text:style-name="T84">(OK)</text:span></text:p>
      <text:p text:style-name="P26"/>
      <text:p text:style-name="P29">21) <text:span text:style-name="T83">Se diseña un tanque esférico para almacenar agua para un pequeño poblado. El volumen de líquido que puede contener se calcula mediante la siguiente ecuación: </text:span><text:span text:style-name="T83"><draw:frame draw:style-name="fr1" draw:name="Object3" text:anchor-type="as-char" svg:y="-0.2535in" svg:width="1.3272in" svg:height="0.4118in" draw:z-index="42"><draw:object xlink:href="./Object 14" xlink:type="simple" xlink:show="embed" xlink:actuate="onLoad"/><draw:image xlink:href="./ObjectReplacements/Object 14" xlink:type="simple" xlink:show="embed" xlink:actuate="onLoad"/></draw:frame></text:span><text:span text:style-name="T83">donde:</text:span></text:p>
      <text:p text:style-name="P36">V = volumen en m³</text:p>
      <text:p text:style-name="P36">h = profundidad del agua en el tanque en mts</text:p>
      <text:p text:style-name="P36">R = radio del tanque en mts</text:p>
      <text:p text:style-name="P32"/>
      <text:p text:style-name="P30">Emplee el MÉTODO DE LA <text:span text:style-name="T83">SECANTE</text:span> para determinar la <text:span text:style-name="T83">profundidad a la que debe llenarse el tanque de modo que contenga 55m3, el radio del tanque debe ser igual a 3m</text:span> con una precisión de 10<text:span text:style-name="T2">-12</text:span>. <text:span text:style-name="T59">MUESTRE EN FORMA DE TABLA: NUMERO DE ITERACIONES, </text:span>h<text:span text:style-name="T27">0</text:span><text:span text:style-name="T59"> , </text:span>h<text:span text:style-name="T27">1</text:span><text:span text:style-name="T59"> , VALOR APROXIMADO, </text:span>PROFUNDIDAD DEL AGUA<text:span text:style-name="T59">, ERROR. EMPLEE QUINCE DECIMALES. (OK)</text:span></text:p>
      <text:p text:style-name="P30"/>
      <text:p text:style-name="P31"><text:tab/></text:p>
      <text:p text:style-name="P30"/>
      <text:p text:style-name="P34">22) <text:span text:style-name="T84">El volumen V de un líquido contenido en un tanque horizontal cilíndrico de radio R y longitud L está relacionado con la profundidad del líquido h así:</text:span></text:p>
      <text:p text:style-name="P34"/>
      <text:p text:style-name="P34"><draw:frame draw:style-name="fr1" draw:name="Object6" text:anchor-type="as-char" svg:y="-0.2535in" svg:width="3.2984in" svg:height="0.4118in" draw:z-index="43"><draw:object xlink:href="./Object 15" xlink:type="simple" xlink:show="embed" xlink:actuate="onLoad"/><draw:image xlink:href="./ObjectReplacements/Object 15" xlink:type="simple" xlink:show="embed" xlink:actuate="onLoad"/></draw:frame></text:p>
      <text:p text:style-name="P34"/>
      <text:p text:style-name="P34">Emplee el MÉTODO DE NEWTON-RAPHSON para determinar la <text:span text:style-name="T85">profundidad del líquido en el tanque</text:span> <text:span text:style-name="T85">de modo que contenga 9m</text:span><text:span text:style-name="T9">3</text:span><text:span text:style-name="T85">, el radio del tanque debe ser igual a 2m</text:span>, <text:span text:style-name="T85">la longitud del tanque debe ser igual a 5m</text:span> con una precisión de 10<text:span text:style-name="T2">-12</text:span>. MUESTRE EN FORMA DE TABLA: NUMERO DE ITERACIONES, <text:span text:style-name="T85">h</text:span>0, VALORES APROXIMADOS, ERROR. EMPLEE QUINCE DECIMALES. <text:span text:style-name="T91">(OK)</text:span></text:p>
      <text:p text:style-name="P33"/>
      <text:p text:style-name="P33"/>
      <text:p text:style-name="P33"/>
      <text:p text:style-name="P35">23) Una carga total Q se encuentra distribuida en forma uniforme alrededor de un conductor en forma de anillo con radio “a”. Una carga “q” se localiza a una distancia “x” del centro del anillo. La fuerza eléctrica que el anillo ejerce sobre la carga está dada por la siguiente ecuación:</text:p>
      <text:p text:style-name="P35"><text:soft-page-break/></text:p>
      <text:p text:style-name="P35"><text:tab/><text:tab/><text:tab/><text:tab/><text:tab/><text:tab/><text:tab/><text:tab/><text:tab/><draw:frame draw:style-name="fr1" draw:name="Object9" text:anchor-type="as-char" svg:y="-0.2535in" svg:width="1.7953in" svg:height="0.4583in" draw:z-index="39"><draw:object xlink:href="./Object 48" xlink:type="simple" xlink:show="embed" xlink:actuate="onLoad"/><draw:image xlink:href="./ObjectReplacements/Object 48" xlink:type="simple" xlink:show="embed" xlink:actuate="onLoad"/></draw:frame></text:p>
      <text:p text:style-name="P35">donde:</text:p>
      <text:p text:style-name="P35"/>
      <text:p text:style-name="P35"><text:span text:style-name="T60">ε</text:span>₀ = permitividad del vacío igual a 8.85 x 10<text:span text:style-name="T2">-12</text:span> C<text:span text:style-name="T2">2</text:span>/Nm<text:span text:style-name="T2">2</text:span></text:p>
      <text:p text:style-name="P61">q = carga puntual en Coulomb (C)</text:p>
      <text:p text:style-name="P61">Q = carga distribuida en el anillo en Coulomb (C)</text:p>
      <text:p text:style-name="P61">a = radio del anillo en mts</text:p>
      <text:p text:style-name="P61">F = Fuerza eléctrica en Newton (N)</text:p>
      <text:p text:style-name="P61">x = distancia de la carga puntual al anillo en mts</text:p>
      <text:p text:style-name="P61"/>
      <text:p text:style-name="P61">Emplee el MÉTODO DE <text:span text:style-name="T86">PUNTO FIJO</text:span> para determinar la distancia “x”, de modo que la fuerza sea igual a <text:span text:style-name="T87">1</text:span>N, el radio del anillo debe ser igual a <text:span text:style-name="T86">9</text:span>0cm, “q” <text:span text:style-name="T88">y “Q”</text:span> <text:span text:style-name="T88">deben de ser de 2x10</text:span><text:span text:style-name="T10">-5</text:span>, con una precisión de 10<text:span text:style-name="T2">-12</text:span>, MUESTRE EN FORMA DE TABLA: NÚMERO DE ITERACIONES, x<text:span text:style-name="T26">0</text:span>, x<text:span text:style-name="T26">1</text:span>, x<text:span text:style-name="T26">2</text:span>, x<text:span text:style-name="T26">3</text:span>, ERROR. EMPLEE QUINCE DECIMALES. <text:span text:style-name="T90">(OK)</text:span></text:p>
      <text:p text:style-name="P61"/>
      <text:p text:style-name="P61"><draw:frame draw:style-name="fr1" draw:name="Object10" text:anchor-type="as-char" svg:y="-0.6189in" svg:width="2.0882in" svg:height="1.1925in" draw:z-index="40"><draw:object xlink:href="./Object 49" xlink:type="simple" xlink:show="embed" xlink:actuate="onLoad"/><draw:image xlink:href="./ObjectReplacements/Object 49" xlink:type="simple" xlink:show="embed" xlink:actuate="onLoad"/></draw:frame><draw:frame draw:style-name="fr1" draw:name="Object11" text:anchor-type="as-char" svg:y="-0.5098in" svg:width="2.1236in" svg:height="0.9634in" draw:z-index="41"><draw:object xlink:href="./Object 50" xlink:type="simple" xlink:show="embed" xlink:actuate="onLoad"/><draw:image xlink:href="./ObjectReplacements/Object 50" xlink:type="simple" xlink:show="embed" xlink:actuate="onLoad"/></draw:frame></text:p>
      <text:p text:style-name="P61"/>
      <text:p text:style-name="P62">2<text:span text:style-name="T88">7</text:span>) <text:span text:style-name="T88">La velocidad de caída de un paracaidista viene dada por la siguiente expresión:</text:span></text:p>
      <text:p text:style-name="P62"/>
      <text:p text:style-name="P62"><draw:frame draw:style-name="fr1" draw:name="Object7" text:anchor-type="as-char" svg:y="-0.2965in" svg:width="1.4047in" svg:height="0.4547in" draw:z-index="44"><draw:object xlink:href="./Object 19" xlink:type="simple" xlink:show="embed" xlink:actuate="onLoad"/><draw:image xlink:href="./ObjectReplacements/Object 19" xlink:type="simple" xlink:show="embed" xlink:actuate="onLoad"/></draw:frame><text:span text:style-name="T89">donde:</text:span></text:p>
      <text:p text:style-name="P62"/>
      <text:p text:style-name="P63">g = 9.81 m/s2</text:p>
      <text:p text:style-name="P63">c = coeficiente de rozamiento</text:p>
      <text:p text:style-name="P63"/>
      <text:p text:style-name="P64">Un paracaidista de 80 kg alcanza una velocidad de 129.6 km/h cuando t es igual a 4 segundos. Determine el coeficiente de rozamiento “c” empleando el MÉTODO DE PUNTO FIJO , <text:span text:style-name="T90">con una precisión de 10-12. MUESTRE EN FORMA DE TABLA: NÚMERO DE ITERACIONES, c</text:span><text:span text:style-name="T31">0</text:span><text:span text:style-name="T90">, VALOR APROXIMADO, ERROR. EMPLEE QUINCE DECIMALES</text:span></text:p>
      <text:p text:style-name="P61"/>
      <text:p text:style-name="P61"><draw:frame draw:style-name="fr1" draw:name="Object8" text:anchor-type="as-char" svg:y="-0.8937in" svg:width="1.6043in" svg:height="1.7319in" draw:z-index="45"><draw:object xlink:href="./Object 22" xlink:type="simple" xlink:show="embed" xlink:actuate="onLoad"/><draw:image xlink:href="./ObjectReplacements/Object 22" xlink:type="simple" xlink:show="embed" xlink:actuate="onLoad"/></draw:frame></text:p>
      <text:p text:style-name="P61"/>
      <text:p text:style-name="P6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2" svg:font-family="'Liberation Serif'" style:font-family-generic="roman"/>
    <style:font-face style:name="Noto Sans" svg:font-family="'Noto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6-08T21:48:56.139894743</dc:date>
    <meta:editing-duration>P1DT2H42M33S</meta:editing-duration>
    <meta:editing-cycles>108</meta:editing-cycles>
    <meta:generator>LibreOffice/5.1.3.2$Linux_X86_64 LibreOffice_project/10m0$Build-2</meta:generator>
    <meta:document-statistic meta:table-count="1" meta:image-count="0" meta:object-count="46" meta:page-count="12" meta:paragraph-count="133" meta:word-count="2401" meta:character-count="13615" meta:non-whitespace-character-count="11301"/>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15</mn>
        </msub>
      </mrow>
      <mrow>
        <mrow>
          <mo fence="true" stretchy="false">(</mo>
          <mrow>
            <mrow>
              <mrow>
                <mn>17</mn>
                <mo stretchy="false">+</mo>
                <mn>5</mn>
              </mrow>
              <mi>x</mi>
            </mrow>
          </mrow>
          <mo fence="true" stretchy="false">)</mo>
        </mrow>
        <mo stretchy="false">+</mo>
        <msup>
          <mi>x</mi>
          <mn>2</mn>
        </msup>
      </mrow>
    </mrow>
    <annotation encoding="StarMath 5.0">h(x) = Log_15 (17 + 5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o fence="true" stretchy="false">(</mo>
              <mrow>
                <mrow>
                  <mi>P</mi>
                  <mo stretchy="false">+</mo>
                  <mfrac>
                    <mi>a</mi>
                    <msup>
                      <mi>v</mi>
                      <mn>2</mn>
                    </msup>
                  </mfrac>
                </mrow>
              </mrow>
              <mo fence="true" stretchy="false">)</mo>
            </mrow>
            <mrow>
              <mrow>
                <mrow>
                  <mo fence="true" stretchy="false">(</mo>
                  <mrow>
                    <mrow>
                      <mi>V</mi>
                      <mo stretchy="false">−</mo>
                      <mi>b</mi>
                    </mrow>
                  </mrow>
                  <mo fence="true" stretchy="false">)</mo>
                </mrow>
                <mo stretchy="false">−</mo>
                <mi mathvariant="italic">RT</mi>
              </mrow>
              <mo stretchy="false">=</mo>
              <mn>0</mn>
            </mrow>
          </mrow>
        </mtd>
      </mtr>
      <mtr>
        <mtd>
          <mrow>
            <mi>g</mi>
            <mrow>
              <mrow>
                <mo fence="true" stretchy="false">(</mo>
                <mrow>
                  <mi>V</mi>
                </mrow>
                <mo fence="true" stretchy="false">)</mo>
              </mrow>
              <mo stretchy="false">=</mo>
              <mrow>
                <mo fence="true" stretchy="false">(</mo>
                <mrow>
                  <mrow>
                    <mi>P</mi>
                    <mo stretchy="false">+</mo>
                    <mfrac>
                      <mi>a</mi>
                      <msup>
                        <mi>v</mi>
                        <mn>2</mn>
                      </msup>
                    </mfrac>
                  </mrow>
                </mrow>
                <mo fence="true" stretchy="false">)</mo>
              </mrow>
            </mrow>
            <mrow>
              <mrow>
                <mo fence="true" stretchy="false">(</mo>
                <mrow>
                  <mrow>
                    <mi>V</mi>
                    <mo stretchy="false">−</mo>
                    <mi>b</mi>
                  </mrow>
                </mrow>
                <mo fence="true" stretchy="false">)</mo>
              </mrow>
              <mo stretchy="false">−</mo>
              <mi mathvariant="italic">RT</mi>
            </mrow>
          </mrow>
        </mtd>
      </mtr>
    </mtable>
    <annotation encoding="StarMath 5.0">( P + a over v^2 )( V - b ) = RT
newline
( P + a over v^2 )( V - b ) - RT = 0
newline
g(V) = ( P + a over v^2 )( V - b ) - RT</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 mathvariant="normal">π</mi>
            <mi mathvariant="italic">Dh</mi>
            <mrow>
              <mrow>
                <mo fence="true" stretchy="false">(</mo>
                <mrow>
                  <mrow>
                    <mi>T</mi>
                    <mo stretchy="false">−</mo>
                    <msub>
                      <mi>T</mi>
                      <mi>s</mi>
                    </msub>
                  </mrow>
                </mrow>
                <mo fence="true" stretchy="false">)</mo>
              </mrow>
              <mo stretchy="false">=</mo>
              <mrow>
                <mo stretchy="false">−</mo>
                <mi mathvariant="normal">π</mi>
              </mrow>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row>
              <mi>T</mi>
              <mo stretchy="false">−</mo>
              <msub>
                <mi>T</mi>
                <mi>s</mi>
              </msub>
            </mrow>
            <mo stretchy="false">=</mo>
            <mfrac>
              <mrow>
                <msup>
                  <mi>I</mi>
                  <mn>2</mn>
                </msup>
                <mrow>
                  <mi>R</mi>
                  <mo stretchy="false">−</mo>
                  <mi mathvariant="normal">π</mi>
                </mrow>
                <mi>D</mi>
                <mi mathvariant="normal">ε</mi>
                <mi mathvariant="normal">σ</mi>
                <mrow>
                  <mo fence="true" stretchy="false">(</mo>
                  <mrow>
                    <mrow>
                      <msup>
                        <mi>T</mi>
                        <mn>4</mn>
                      </msup>
                      <mo stretchy="false">−</mo>
                      <msubsup>
                        <mi>T</mi>
                        <mi>s</mi>
                        <mn>4</mn>
                      </msubsup>
                    </mrow>
                  </mrow>
                  <mo fence="true" stretchy="false">)</mo>
                </mrow>
              </mrow>
              <mrow>
                <mi mathvariant="normal">π</mi>
                <mi mathvariant="italic">Dh</mi>
              </mrow>
            </mfrac>
          </mrow>
        </mtd>
      </mtr>
      <mtr>
        <mtd>
          <mrow>
            <mi>T</mi>
            <mo stretchy="false">=</mo>
            <mrow>
              <mfrac>
                <mrow>
                  <msup>
                    <mi>I</mi>
                    <mn>2</mn>
                  </msup>
                  <mrow>
                    <mi>R</mi>
                    <mo stretchy="false">−</mo>
                    <mi mathvariant="normal">π</mi>
                  </mrow>
                  <mi>D</mi>
                  <mi mathvariant="normal">ε</mi>
                  <mi mathvariant="normal">σ</mi>
                  <mrow>
                    <mo fence="true" stretchy="false">(</mo>
                    <mrow>
                      <mrow>
                        <msup>
                          <mi>T</mi>
                          <mn>4</mn>
                        </msup>
                        <mo stretchy="false">−</mo>
                        <msubsup>
                          <mi>T</mi>
                          <mi>s</mi>
                          <mn>4</mn>
                        </msubsup>
                      </mrow>
                    </mrow>
                    <mo fence="true" stretchy="false">)</mo>
                  </mrow>
                </mrow>
                <mrow>
                  <mi mathvariant="normal">π</mi>
                  <mi mathvariant="italic">Dh</mi>
                </mrow>
              </mfrac>
              <mo stretchy="false">−</mo>
              <msub>
                <mi>T</mi>
                <mi>s</mi>
              </msub>
            </mrow>
          </mrow>
        </mtd>
      </mtr>
      <mtr>
        <mtd>
          <mstyle mathvariant="bold">
            <mrow>
              <mi>f</mi>
              <mrow>
                <mrow>
                  <mo fence="true" stretchy="false">(</mo>
                  <mrow>
                    <mi>T</mi>
                  </mrow>
                  <mo fence="true" stretchy="false">)</mo>
                </mrow>
                <mo stretchy="false">=</mo>
                <mrow>
                  <mfrac>
                    <mrow>
                      <msup>
                        <mi>I</mi>
                        <mn>2</mn>
                      </msup>
                      <mrow>
                        <mi>R</mi>
                        <mo stretchy="false">−</mo>
                        <mi mathvariant="normal">π</mi>
                      </mrow>
                      <mi>D</mi>
                      <mi mathvariant="normal">ε</mi>
                      <mi mathvariant="normal">σ</mi>
                      <mrow>
                        <mo fence="true" stretchy="false">(</mo>
                        <mrow>
                          <mrow>
                            <msup>
                              <mi>T</mi>
                              <mn>4</mn>
                            </msup>
                            <mo stretchy="false">−</mo>
                            <msubsup>
                              <mi>T</mi>
                              <mi>s</mi>
                              <mn>4</mn>
                            </msubsup>
                          </mrow>
                        </mrow>
                        <mo fence="true" stretchy="false">)</mo>
                      </mrow>
                    </mrow>
                    <mrow>
                      <mi mathvariant="normal">π</mi>
                      <mi mathvariant="italic">Dh</mi>
                    </mrow>
                  </mfrac>
                  <mo stretchy="false">−</mo>
                  <msub>
                    <mi>T</mi>
                    <mi>s</mi>
                  </msub>
                </mrow>
              </mrow>
            </mrow>
          </mstyle>
        </mtd>
      </mtr>
    </mtable>
    <annotation encoding="StarMath 5.0">Ecuación` `original:
newline
%pi Dh( T - T_s ) + %pi D %varepsilon %sigma ( T^4 - T^4_s ) - I^2 R = 0
newline
%pi Dh( T - T_s ) = - %pi D %varepsilon %sigma ( T^4 - T^4_s ) + I^2 R
newline
T - T_s = { I^2 R - %pi D %varepsilon %sigma ( T^4 - T^4_s ) } over { %pi Dh }
newline
T = { I^2 R - %pi D %varepsilon %sigma ( T^4 - T^4_s ) } over { %pi Dh } - T_s
newline
bold { f( T ) = { I^2 R - %pi D %varepsilon %sigma ( T^4 - T^4_s ) } over { %pi Dh } - T_s }</annotation>
  </semantics>
</math>
</file>

<file path=Object 14/content.xml><?xml version="1.0" encoding="utf-8"?>
<math xmlns="http://www.w3.org/1998/Math/MathML" display="block">
  <semantics>
    <mrow>
      <mrow>
        <mi>V</mi>
        <mo stretchy="false">=</mo>
        <mi mathvariant="normal">π</mi>
      </mrow>
      <msup>
        <mi>h</mi>
        <mn>2</mn>
      </msup>
      <mrow>
        <mo fence="true" stretchy="false">(</mo>
        <mrow>
          <mfrac>
            <mrow>
              <mn>3</mn>
              <mrow>
                <mi>R</mi>
                <mo stretchy="false">−</mo>
                <mi>h</mi>
              </mrow>
            </mrow>
            <mn>3</mn>
          </mfrac>
        </mrow>
        <mo fence="true" stretchy="false">)</mo>
      </mrow>
    </mrow>
    <annotation encoding="StarMath 5.0">V = %pi h^2 ( {3R - h} over 3 )</annotation>
  </semantics>
</math>
</file>

<file path=Object 15/content.xml><?xml version="1.0" encoding="utf-8"?>
<math xmlns="http://www.w3.org/1998/Math/MathML" display="block">
  <semantics>
    <mrow>
      <mrow>
        <mi>V</mi>
        <mo stretchy="false">=</mo>
        <mrow>
          <mo fence="true" stretchy="false">(</mo>
          <mrow>
            <mrow>
              <msup>
                <mi>R</mi>
                <mn>2</mn>
              </msup>
              <msup>
                <mi>cos</mi>
                <mrow>
                  <mo stretchy="false">−</mo>
                  <mn>1</mn>
                </mrow>
              </msup>
              <mrow>
                <mfrac>
                  <mrow>
                    <mi>R</mi>
                    <mo stretchy="false">−</mo>
                    <mi>h</mi>
                  </mrow>
                  <mi>R</mi>
                </mfrac>
                <mo stretchy="false">−</mo>
                <mrow>
                  <mo fence="true" stretchy="false">(</mo>
                  <mrow>
                    <mrow>
                      <mi>R</mi>
                      <mo stretchy="false">−</mo>
                      <mi>h</mi>
                    </mrow>
                  </mrow>
                  <mo fence="true" stretchy="false">)</mo>
                </mrow>
              </mrow>
              <msup>
                <mrow>
                  <mo fence="true" stretchy="false">(</mo>
                  <mrow>
                    <mrow>
                      <mn>2</mn>
                      <mrow>
                        <mi mathvariant="italic">Rh</mi>
                        <mo stretchy="false">−</mo>
                        <msup>
                          <mi>h</mi>
                          <mn>2</mn>
                        </msup>
                      </mrow>
                    </mrow>
                  </mrow>
                  <mo fence="true" stretchy="false">)</mo>
                </mrow>
                <mrow>
                  <mn>1</mn>
                  <mo stretchy="false">/</mo>
                  <mn>2</mn>
                </mrow>
              </msup>
            </mrow>
          </mrow>
          <mo fence="true" stretchy="false">)</mo>
        </mrow>
      </mrow>
      <mi>L</mi>
    </mrow>
    <annotation encoding="StarMath 5.0">V = ( R^2 cos^-1 {{R - h} over R} - (R - h)(2Rh - h^2)^{1/2} ) L</annotation>
  </semantics>
</math>
</file>

<file path=Object 16/content.xml><?xml version="1.0" encoding="utf-8"?>
<math xmlns="http://www.w3.org/1998/Math/MathML" display="block">
  <semantics>
    <mtable>
      <mtr>
        <mtd>
          <mrow>
            <mi>C</mi>
            <mrow>
              <mrow>
                <mo fence="true" stretchy="false">(</mo>
                <mrow>
                  <mi>t</mi>
                </mrow>
                <mo fence="true" stretchy="false">)</mo>
              </mrow>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i>C</mi>
            <mrow>
              <mrow>
                <mo fence="true" stretchy="false">(</mo>
                <mrow>
                  <mi>t</mi>
                </mrow>
                <mo fence="true" stretchy="false">)</mo>
              </mrow>
              <mo stretchy="false">=</mo>
              <mn>0.7025</mn>
            </mrow>
          </mrow>
        </mtd>
      </mtr>
      <mtr>
        <mtd>
          <mrow>
            <mrow>
              <mn>0.7025</mn>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n>0.05</mn>
            <mrow>
              <msup>
                <mi mathvariant="italic">te</mi>
                <mrow>
                  <mrow>
                    <mo stretchy="false">−</mo>
                    <mn>0.4</mn>
                  </mrow>
                  <mi>t</mi>
                </mrow>
              </msup>
              <mo stretchy="false">=</mo>
              <mrow>
                <mn>0.78</mn>
                <mo stretchy="false">−</mo>
                <mn>0.7025</mn>
                <mo stretchy="false">−</mo>
                <mn>0.23</mn>
              </mrow>
            </mrow>
            <msup>
              <mi>e</mi>
              <mrow>
                <mrow>
                  <mo stretchy="false">−</mo>
                  <mn>0.4</mn>
                </mrow>
                <mi>t</mi>
              </mrow>
            </msup>
          </mrow>
        </mtd>
      </mtr>
      <mtr>
        <mtd>
          <mrow>
            <mi>t</mi>
            <mo stretchy="false">=</mo>
            <mfrac>
              <mrow>
                <mrow>
                  <mn>0.78</mn>
                  <mo stretchy="false">−</mo>
                  <mn>0.7025</mn>
                  <mo stretchy="false">−</mo>
                  <mn>0.23</mn>
                </mrow>
                <msup>
                  <mi>e</mi>
                  <mrow>
                    <mrow>
                      <mo stretchy="false">−</mo>
                      <mn>0.4</mn>
                    </mrow>
                    <mi>t</mi>
                  </mrow>
                </msup>
              </mrow>
              <mrow>
                <mn>0.05</mn>
                <msup>
                  <mi>e</mi>
                  <mrow>
                    <mrow>
                      <mo stretchy="false">−</mo>
                      <mn>0.4</mn>
                    </mrow>
                    <mi>t</mi>
                  </mrow>
                </msup>
              </mrow>
            </mfrac>
          </mrow>
        </mtd>
      </mtr>
      <mtr>
        <mtd>
          <mrow>
            <mi>f</mi>
            <mrow>
              <mrow>
                <mo fence="true" stretchy="false">(</mo>
                <mrow>
                  <mi>t</mi>
                </mrow>
                <mo fence="true" stretchy="false">)</mo>
              </mrow>
              <mo stretchy="false">=</mo>
              <mfrac>
                <mrow>
                  <mrow>
                    <mn>0.78</mn>
                    <mo stretchy="false">−</mo>
                    <mn>0.7025</mn>
                    <mo stretchy="false">−</mo>
                    <mn>0.23</mn>
                  </mrow>
                  <msup>
                    <mi>e</mi>
                    <mrow>
                      <mrow>
                        <mo stretchy="false">−</mo>
                        <mn>0.4</mn>
                      </mrow>
                      <mi>t</mi>
                    </mrow>
                  </msup>
                </mrow>
                <mrow>
                  <mn>0.05</mn>
                  <msup>
                    <mi>e</mi>
                    <mrow>
                      <mrow>
                        <mo stretchy="false">−</mo>
                        <mn>0.4</mn>
                      </mrow>
                      <mi>t</mi>
                    </mrow>
                  </msup>
                </mrow>
              </mfrac>
            </mrow>
          </mrow>
        </mtd>
      </mtr>
    </mtable>
    <annotation encoding="StarMath 5.0">C( t ) = 0.78 - 0.05te^{ -0.4t } - 0.23e^{ -0.4t }
newline
C( t ) = 0.7025
newline
0.7025 = 0.78 - 0.05te^{ -0.4t } - 0.23e^{ -0.4t }
newline
0.05te^{ -0.4t } = 0.78 - 0.7025 - 0.23e^{ -0.4t }
newline
t = { 0.78 - 0.7025 - 0.23e^{ -0.4t } } over { 0.05e^{ -0.4t } }
newline
f( t ) = { 0.78 - 0.7025 - 0.23e^{ -0.4t } } over { 0.05e^{ -0.4t } }</annotation>
  </semantics>
</math>
</file>

<file path=Object 17/content.xml><?xml version="1.0" encoding="utf-8"?>
<math xmlns="http://www.w3.org/1998/Math/MathML" display="block">
  <semantics>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annotation encoding="StarMath 5.0">M_a = %rho_a int from{0} to{h} { %pi(r^2 - (x - r)^2) dx }</annotation>
  </semantics>
</math>
</file>

<file path=Object 18/content.xml><?xml version="1.0" encoding="utf-8"?>
<math xmlns="http://www.w3.org/1998/Math/MathML" display="block">
  <semantics>
    <mtable>
      <mtr>
        <mtd>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mtd>
      </mtr>
      <mtr>
        <mtd>
          <mrow>
            <mrow>
              <msub>
                <mi>M</mi>
                <mi>a</mi>
              </msub>
              <mo stretchy="false">=</mo>
              <msub>
                <mi mathvariant="normal">ρ</mi>
                <mi>a</mi>
              </msub>
            </mrow>
            <mrow>
              <munderover>
                <mo stretchy="false">∫</mo>
                <mn>0</mn>
                <mi>h</mi>
              </munderover>
              <mrow>
                <mi mathvariant="normal">π</mi>
                <mrow>
                  <mo fence="true" stretchy="false">(</mo>
                  <mrow>
                    <mrow>
                      <mn>2</mn>
                      <mrow>
                        <mi mathvariant="italic">xr</mi>
                        <mo stretchy="false">−</mo>
                        <msup>
                          <mi>x</mi>
                          <mn>2</mn>
                        </msup>
                      </mrow>
                    </mrow>
                  </mrow>
                  <mo fence="true" stretchy="false">)</mo>
                </mrow>
                <mi mathvariant="italic">dx</mi>
              </mrow>
            </mrow>
          </mrow>
        </mtd>
      </mtr>
      <mtr>
        <mtd>
          <mrow>
            <mrow>
              <msub>
                <mi>M</mi>
                <mi>a</mi>
              </msub>
              <mo stretchy="false">=</mo>
              <msub>
                <mi mathvariant="normal">ρ</mi>
                <mi>a</mi>
              </msub>
            </mrow>
            <mi mathvariant="normal">π</mi>
            <mrow>
              <mo fence="true" stretchy="false">(</mo>
              <mrow>
                <mrow>
                  <mrow>
                    <munderover>
                      <mo stretchy="false">∫</mo>
                      <mn>0</mn>
                      <mi>h</mi>
                    </munderover>
                    <mrow>
                      <mn>2</mn>
                      <mi mathvariant="italic">xr</mi>
                      <mi mathvariant="italic">dx</mi>
                    </mrow>
                  </mrow>
                  <mo stretchy="false">−</mo>
                  <mrow>
                    <munderover>
                      <mo stretchy="false">∫</mo>
                      <mn>0</mn>
                      <mi>h</mi>
                    </munderover>
                    <mrow>
                      <msup>
                        <mi>x</mi>
                        <mn>2</mn>
                      </msup>
                      <mi mathvariant="italic">dx</mi>
                    </mrow>
                  </mrow>
                </mrow>
              </mrow>
              <mo fence="true" stretchy="false">)</mo>
            </mrow>
          </mrow>
        </mtd>
      </mtr>
      <mtr>
        <mtd>
          <mrow>
            <mrow>
              <msub>
                <mi>M</mi>
                <mi>a</mi>
              </msub>
              <mo stretchy="false">=</mo>
              <msub>
                <mi mathvariant="normal">ρ</mi>
                <mi>a</mi>
              </msub>
            </mrow>
            <mi mathvariant="normal">π</mi>
            <mrow>
              <mo fence="true" stretchy="false">(</mo>
              <mrow>
                <mrow>
                  <mfrac>
                    <mrow>
                      <mn>2</mn>
                      <msup>
                        <mi>x</mi>
                        <mn>2</mn>
                      </msup>
                      <mi>r</mi>
                    </mrow>
                    <mn>2</mn>
                  </mfrac>
                  <mo stretchy="false">−</mo>
                  <mfrac>
                    <msup>
                      <mi>x</mi>
                      <mn>3</mn>
                    </msup>
                    <mn>3</mn>
                  </mfrac>
                </mrow>
              </mrow>
              <mo fence="true" stretchy="false">)</mo>
            </mrow>
            <mtable>
              <mtr>
                <mtd>
                  <mi>h</mi>
                </mtd>
              </mtr>
              <mtr>
                <mtd>
                  <mn>0</mn>
                </mtd>
              </mtr>
            </mtable>
          </mrow>
        </mtd>
      </mtr>
      <mtr>
        <mtd>
          <mrow>
            <mrow>
              <msub>
                <mi>M</mi>
                <mi>a</mi>
              </msub>
              <mo stretchy="false">=</mo>
              <msub>
                <mi mathvariant="normal">ρ</mi>
                <mi>a</mi>
              </msub>
            </mrow>
            <mi mathvariant="normal">π</mi>
            <mrow>
              <mo fence="true" stretchy="false">(</mo>
              <mrow>
                <mrow>
                  <mfrac>
                    <mrow>
                      <mn>2</mn>
                      <msup>
                        <mi>h</mi>
                        <mn>2</mn>
                      </msup>
                      <mi>r</mi>
                    </mrow>
                    <mn>2</mn>
                  </mfrac>
                  <mo stretchy="false">−</mo>
                  <mfrac>
                    <msup>
                      <mi>h</mi>
                      <mn>3</mn>
                    </msup>
                    <mn>3</mn>
                  </mfrac>
                </mrow>
              </mrow>
              <mo fence="true" stretchy="false">)</mo>
            </mrow>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o fence="true" stretchy="false">(</mo>
              <mrow>
                <mn>1</mn>
              </mrow>
              <mo fence="true" stretchy="false">)</mo>
            </mrow>
          </mrow>
        </mtd>
      </mtr>
    </mtable>
    <annotation encoding="StarMath 5.0">M_a = %rho_a int from{0} to{h} { %pi(r^2 - (x - r)^2) dx }
newline
M_a = %rho_a int from{0} to{h} { %pi(2xr - x^2) dx }
newline
M_a = %rho_a %pi ( int from{0} to{h} { 2xr dx } - int from{0} to{h} { x^2 dx } )
newline
M_a = %rho_a %pi ( { { 2x^2 r } over 2 } - { x^3 over 3 } ) binom{h}{0} 
newline
M_a = %rho_a %pi ( { { 2h^2 r } over 2 } - { h^3 over 3 } )
newline
M_a = %rho_a %pi ( { h^2 r }  - { h^3 over 3 } ) ( 1 )</annotation>
  </semantics>
</math>
</file>

<file path=Object 19/content.xml><?xml version="1.0" encoding="utf-8"?>
<math xmlns="http://www.w3.org/1998/Math/MathML" display="block">
  <semantics>
    <mrow>
      <mrow>
        <mi>V</mi>
        <mo stretchy="false">=</mo>
        <mfrac>
          <mi mathvariant="italic">mg</mi>
          <mi>c</mi>
        </mfrac>
      </mrow>
      <mrow>
        <mo fence="true" stretchy="false">(</mo>
        <mrow>
          <mrow>
            <mn>1</mn>
            <mo stretchy="false">−</mo>
            <msup>
              <mi>e</mi>
              <mfrac>
                <mrow>
                  <mrow>
                    <mo stretchy="false">−</mo>
                    <mi>c</mi>
                  </mrow>
                  <mo stretchy="false">∗</mo>
                  <mi>t</mi>
                </mrow>
                <mi>m</mi>
              </mfrac>
            </msup>
          </mrow>
        </mrow>
        <mo fence="true" stretchy="false">)</mo>
      </mrow>
    </mrow>
    <annotation encoding="StarMath 5.0">V = mg over c ( 1 - e^{-c*t over m} )</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20/content.xml><?xml version="1.0" encoding="utf-8"?>
<math xmlns="http://www.w3.org/1998/Math/MathML" display="block">
  <semantics>
    <mtable>
      <mtr>
        <mtd>
          <mrow>
            <msup>
              <mi>r</mi>
              <mn>2</mn>
            </msup>
            <mo stretchy="false">−</mo>
            <msup>
              <mrow>
                <mo fence="true" stretchy="false">(</mo>
                <mrow>
                  <mrow>
                    <mi>x</mi>
                    <mo stretchy="false">−</mo>
                    <mi>r</mi>
                  </mrow>
                </mrow>
                <mo fence="true" stretchy="false">)</mo>
              </mrow>
              <mn>2</mn>
            </msup>
          </mrow>
        </mtd>
      </mtr>
      <mtr>
        <mtd>
          <mrow>
            <msup>
              <mi>r</mi>
              <mn>2</mn>
            </msup>
            <mo stretchy="false">−</mo>
            <mrow>
              <mo fence="true" stretchy="false">(</mo>
              <mrow>
                <mrow>
                  <mrow>
                    <msup>
                      <mi>x</mi>
                      <mn>2</mn>
                    </msup>
                    <mo stretchy="false">−</mo>
                    <mn>2</mn>
                  </mrow>
                  <mrow>
                    <mi mathvariant="italic">xr</mi>
                    <mo stretchy="false">+</mo>
                    <msup>
                      <mi>r</mi>
                      <mn>2</mn>
                    </msup>
                  </mrow>
                </mrow>
              </mrow>
              <mo fence="true" stretchy="false">)</mo>
            </mrow>
          </mrow>
        </mtd>
      </mtr>
      <mtr>
        <mtd>
          <mrow>
            <mrow>
              <msup>
                <mi>r</mi>
                <mn>2</mn>
              </msup>
              <mo stretchy="false">−</mo>
              <msup>
                <mi>x</mi>
                <mn>2</mn>
              </msup>
              <mo stretchy="false">+</mo>
              <mn>2</mn>
            </mrow>
            <mrow>
              <mi mathvariant="italic">xr</mi>
              <mo stretchy="false">−</mo>
              <msup>
                <mi>r</mi>
                <mn>2</mn>
              </msup>
            </mrow>
          </mrow>
        </mtd>
      </mtr>
      <mtr>
        <mtd>
          <mrow>
            <mn>2</mn>
            <mrow>
              <mi mathvariant="italic">xr</mi>
              <mo stretchy="false">−</mo>
              <msup>
                <mi>x</mi>
                <mn>2</mn>
              </msup>
            </mrow>
          </mrow>
        </mtd>
      </mtr>
    </mtable>
    <annotation encoding="StarMath 5.0">r^2 - (x - r)^2
newline
r^2 - ( x^2 - 2xr + r^2 )
newline
r^2 - x^2 + 2xr - r^2
newline
2xr - x^2</annotation>
  </semantics>
</math>
</file>

<file path=Object 21/content.xml><?xml version="1.0" encoding="utf-8"?>
<math xmlns="http://www.w3.org/1998/Math/MathML" display="block">
  <semantics>
    <mtable>
      <mtr>
        <mtd>
          <mrow>
            <mrow>
              <msub>
                <mi>V</mi>
                <mi mathvariant="italic">esf</mi>
              </msub>
              <mo stretchy="false">=</mo>
              <mfrac>
                <mn>4</mn>
                <mn>3</mn>
              </mfrac>
            </mrow>
            <mi mathvariant="normal">π</mi>
            <msup>
              <mi>r</mi>
              <mn>3</mn>
            </msup>
          </mrow>
        </mtd>
      </mtr>
      <mtr>
        <mtd>
          <mrow>
            <mrow>
              <msub>
                <mi>M</mi>
                <mi>a</mi>
              </msub>
              <mo stretchy="false">=</mo>
              <msub>
                <mi mathvariant="normal">ρ</mi>
                <mi mathvariant="italic">mad</mi>
              </msub>
            </mrow>
            <msub>
              <mi>V</mi>
              <mi mathvariant="italic">esf</mi>
            </msub>
            <mrow>
              <mo fence="true" stretchy="false">(</mo>
              <mrow>
                <mn>2</mn>
              </mrow>
              <mo fence="true" stretchy="false">)</mo>
            </mrow>
          </mrow>
        </mtd>
      </mtr>
      <mtr>
        <mtd>
          <mrow/>
        </mtd>
      </mtr>
      <mtr>
        <mtd>
          <mrow>
            <msub>
              <mi>M</mi>
              <mi>a</mi>
            </msub>
            <mrow>
              <mrow>
                <mo fence="true" stretchy="false">(</mo>
                <mrow>
                  <mn>1</mn>
                </mrow>
                <mo fence="true" stretchy="false">)</mo>
              </mrow>
              <mo stretchy="false">=</mo>
              <msub>
                <mi>M</mi>
                <mi>a</mi>
              </msub>
            </mrow>
            <mrow>
              <mo fence="true" stretchy="false">(</mo>
              <mrow>
                <mn>2</mn>
              </mrow>
              <mo fence="true" stretchy="false">)</mo>
            </mrow>
          </mrow>
        </mtd>
      </mtr>
      <mtr>
        <mtd>
          <mrow>
            <msub>
              <mi mathvariant="normal">ρ</mi>
              <mi mathvariant="italic">mad</mi>
            </msub>
            <mrow>
              <msub>
                <mi>V</mi>
                <mi mathvariant="italic">esf</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 mathvariant="italic">mad</mi>
              </msub>
            </mrow>
            <msub>
              <mi>V</mi>
              <mi mathvariant="italic">esf</mi>
            </msub>
          </mrow>
        </mtd>
      </mtr>
      <mtr>
        <mt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 mathvariant="italic">mad</mi>
              </msub>
            </mrow>
            <msub>
              <mi>V</mi>
              <mi mathvariant="italic">esf</mi>
            </msub>
          </mrow>
        </mtd>
      </mtr>
    </mtable>
    <annotation encoding="StarMath 5.0">V_esf = 4 over 3 %pi r^3
newline
M_a = %rho_mad V_esf ( 2 )
newline
newline
M_a (1) = M_a ( 2 )
newline
%rho_mad V_esf = %rho_a %pi ( { h^2 r }  - { h^3 over 3 } )
newline
0 = %rho_a %pi ( { h^2 r }  - { h^3 over 3 } ) - %rho_mad V_esf
newline
f(h) = %rho_a %pi ( { h^2 r }  - { h^3 over 3 } ) - %rho_mad V_esf</annotation>
  </semantics>
</math>
</file>

<file path=Object 22/content.xml><?xml version="1.0" encoding="utf-8"?>
<math xmlns="http://www.w3.org/1998/Math/MathML" display="block">
  <semantics>
    <mtable>
      <mtr>
        <mtd>
          <mrow>
            <mrow>
              <mi>V</mi>
              <mo stretchy="false">=</mo>
              <mfrac>
                <mi mathvariant="italic">mg</mi>
                <mi>c</mi>
              </mfrac>
            </mrow>
            <mrow>
              <mo fence="true" stretchy="false">(</mo>
              <mrow>
                <mrow>
                  <mn>1</mn>
                  <mo stretchy="false">−</mo>
                  <msup>
                    <mi>e</mi>
                    <mfrac>
                      <mrow>
                        <mrow>
                          <mo stretchy="false">−</mo>
                          <mi>c</mi>
                        </mrow>
                        <mo stretchy="false">∗</mo>
                        <mi>t</mi>
                      </mrow>
                      <mi>m</mi>
                    </mfrac>
                  </msup>
                </mrow>
              </mrow>
              <mo fence="true" stretchy="false">)</mo>
            </mrow>
          </mrow>
        </mtd>
      </mtr>
      <mtr>
        <mtd>
          <mrow>
            <mrow>
              <mi mathvariant="italic">Vc</mi>
              <mo stretchy="false">=</mo>
              <mi mathvariant="italic">mg</mi>
            </mrow>
            <mrow>
              <mo fence="true" stretchy="false">(</mo>
              <mrow>
                <mrow>
                  <mn>1</mn>
                  <mo stretchy="false">−</mo>
                  <msup>
                    <mi>e</mi>
                    <mfrac>
                      <mrow>
                        <mrow>
                          <mo stretchy="false">−</mo>
                          <mi>c</mi>
                        </mrow>
                        <mo stretchy="false">∗</mo>
                        <mi>t</mi>
                      </mrow>
                      <mi>m</mi>
                    </mfrac>
                  </msup>
                </mrow>
              </mrow>
              <mo fence="true" stretchy="false">)</mo>
            </mrow>
          </mrow>
        </mtd>
      </mtr>
      <mtr>
        <mtd>
          <mrow>
            <mrow>
              <mi>c</mi>
              <mo stretchy="false">=</mo>
              <mfrac>
                <mi mathvariant="italic">mg</mi>
                <mi>V</mi>
              </mfrac>
            </mrow>
            <mrow>
              <mo fence="true" stretchy="false">(</mo>
              <mrow>
                <mrow>
                  <mn>1</mn>
                  <mo stretchy="false">−</mo>
                  <msup>
                    <mi>e</mi>
                    <mfrac>
                      <mrow>
                        <mrow>
                          <mo stretchy="false">−</mo>
                          <mi>c</mi>
                        </mrow>
                        <mo stretchy="false">∗</mo>
                        <mi>t</mi>
                      </mrow>
                      <mi>m</mi>
                    </mfrac>
                  </msup>
                </mrow>
              </mrow>
              <mo fence="true" stretchy="false">)</mo>
            </mrow>
          </mrow>
        </mtd>
      </mtr>
      <mtr>
        <mtd>
          <mrow>
            <mi>g</mi>
            <mrow>
              <mrow>
                <mo fence="true" stretchy="false">(</mo>
                <mrow>
                  <mi>c</mi>
                </mrow>
                <mo fence="true" stretchy="false">)</mo>
              </mrow>
              <mo stretchy="false">=</mo>
              <mfrac>
                <mi mathvariant="italic">mg</mi>
                <mi>V</mi>
              </mfrac>
            </mrow>
            <mrow>
              <mo fence="true" stretchy="false">(</mo>
              <mrow>
                <mrow>
                  <mn>1</mn>
                  <mo stretchy="false">−</mo>
                  <msup>
                    <mi>e</mi>
                    <mfrac>
                      <mrow>
                        <mrow>
                          <mo stretchy="false">−</mo>
                          <mi>c</mi>
                        </mrow>
                        <mo stretchy="false">∗</mo>
                        <mi>t</mi>
                      </mrow>
                      <mi>m</mi>
                    </mfrac>
                  </msup>
                </mrow>
              </mrow>
              <mo fence="true" stretchy="false">)</mo>
            </mrow>
          </mrow>
        </mtd>
      </mtr>
    </mtable>
    <annotation encoding="StarMath 5.0">V = mg over c ( 1 - e^{-c*t over m} )
newline
Vc = mg ( 1 - e^{-c*t over m} )
newline
c = mg over V ( 1 - e^{-c*t over m} )
newline
g( c ) = mg over V ( 1 - e^{-c*t over m} )</annotation>
  </semantics>
</math>
</file>

<file path=Object 23/content.xml><?xml version="1.0" encoding="utf-8"?>
<math xmlns="http://www.w3.org/1998/Math/MathML" display="block">
  <semantics>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annotation encoding="StarMath 5.0">V = mg over c ( 1 - e^{ -ct over m } )</annotation>
  </semantics>
</math>
</file>

<file path=Object 24/content.xml><?xml version="1.0" encoding="utf-8"?>
<math xmlns="http://www.w3.org/1998/Math/MathML" display="block">
  <semantics>
    <mtable>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n>0</mn>
              <mo stretchy="false">=</mo>
              <mfrac>
                <mi mathvariant="italic">mg</mi>
                <mi>c</mi>
              </mfrac>
            </mrow>
            <mrow>
              <mrow>
                <mo fence="true" stretchy="false">(</mo>
                <mrow>
                  <mrow>
                    <mn>1</mn>
                    <mo stretchy="false">−</mo>
                    <msup>
                      <mi>e</mi>
                      <mfrac>
                        <mrow>
                          <mo stretchy="false">−</mo>
                          <mi mathvariant="italic">ct</mi>
                        </mrow>
                        <mi>m</mi>
                      </mfrac>
                    </msup>
                  </mrow>
                </mrow>
                <mo fence="true" stretchy="false">)</mo>
              </mrow>
              <mo stretchy="false">−</mo>
              <mi>V</mi>
            </mrow>
          </mrow>
        </mtd>
      </mtr>
      <mtr>
        <mtd>
          <mrow>
            <mi>f</mi>
            <mrow>
              <mrow>
                <mo fence="true" stretchy="false">(</mo>
                <mrow>
                  <mi>m</mi>
                </mrow>
                <mo fence="true" stretchy="false">)</mo>
              </mrow>
              <mo stretchy="false">=</mo>
              <mfrac>
                <mi mathvariant="italic">mg</mi>
                <mi>c</mi>
              </mfrac>
            </mrow>
            <mrow>
              <mrow>
                <mo fence="true" stretchy="false">(</mo>
                <mrow>
                  <mrow>
                    <mn>1</mn>
                    <mo stretchy="false">−</mo>
                    <msup>
                      <mi>e</mi>
                      <mfrac>
                        <mrow>
                          <mo stretchy="false">−</mo>
                          <mi mathvariant="italic">ct</mi>
                        </mrow>
                        <mi>m</mi>
                      </mfrac>
                    </msup>
                  </mrow>
                </mrow>
                <mo fence="true" stretchy="false">)</mo>
              </mrow>
              <mo stretchy="false">−</mo>
              <mi>V</mi>
            </mrow>
          </mrow>
        </mtd>
      </mtr>
    </mtable>
    <annotation encoding="StarMath 5.0">V = mg over c ( 1 - e^{ -ct over m } )
newline
0 = mg over c ( 1 - e^{ -ct over m } ) - V
newline
f(m) = mg over c ( 1 - e^{ -ct over m } ) - V
</annotation>
  </semantics>
</math>
</file>

<file path=Object 25/content.xml><?xml version="1.0" encoding="utf-8"?>
<math xmlns="http://www.w3.org/1998/Math/MathML" display="block">
  <semantics>
    <mtable>
      <mtr>
        <mtd>
          <mrow>
            <mrow>
              <mi>V</mi>
              <mo stretchy="false">=</mo>
              <mn>250.2</mn>
            </mrow>
            <mrow>
              <mi mathvariant="italic">km</mi>
              <mo stretchy="false">/</mo>
              <mi>h</mi>
            </mrow>
          </mrow>
        </mtd>
      </mtr>
      <mtr>
        <mtd>
          <mrow>
            <mi>V</mi>
            <mrow>
              <mo fence="true" stretchy="false">(</mo>
              <mrow>
                <mrow>
                  <mi mathvariant="italic">km</mi>
                  <mo stretchy="false">/</mo>
                  <mi>h</mi>
                </mrow>
              </mrow>
              <mo fence="true" stretchy="false">)</mo>
            </mrow>
            <mo stretchy="false">→</mo>
            <mi>V</mi>
            <mrow>
              <mo fence="true" stretchy="false">(</mo>
              <mrow>
                <mrow>
                  <mi>m</mi>
                  <mo stretchy="false">/</mo>
                  <mi>s</mi>
                </mrow>
              </mrow>
              <mo fence="true" stretchy="false">)</mo>
            </mrow>
          </mrow>
        </mtd>
      </mtr>
      <mtr>
        <mtd>
          <mrow>
            <mi>V</mi>
            <mo stretchy="false">=</mo>
            <mfrac>
              <mrow>
                <mn>250.2</mn>
                <mo stretchy="false">∗</mo>
                <mn>1000</mn>
              </mrow>
              <mn>3600</mn>
            </mfrac>
          </mrow>
        </mtd>
      </mtr>
      <mtr>
        <mtd>
          <mrow>
            <mrow>
              <mi>V</mi>
              <mo stretchy="false">=</mo>
              <mn>69.5</mn>
            </mrow>
            <mrow>
              <mi>m</mi>
              <mo stretchy="false">/</mo>
              <mi>s</mi>
            </mrow>
          </mrow>
        </mtd>
      </mtr>
    </mtable>
    <annotation encoding="StarMath 5.0">V = 250.2 km/h
newline
V( km/h ) -&gt; V ( m/s )
newline
V = 250.2 * 1000 over 3600
newline
V = 69.5 m/s</annotation>
  </semantics>
</math>
</file>

<file path=Object 27/content.xml><?xml version="1.0" encoding="utf-8"?>
<math xmlns="http://www.w3.org/1998/Math/MathML" display="block">
  <semantics>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annotation encoding="StarMath 5.0">S( t ) = S_0 - { mg over k }t + { {m^2 g} over k^2 }( 1 - e^{ -kt over m } )</annotation>
  </semantics>
</math>
</file>

<file path=Object 28/content.xml><?xml version="1.0" encoding="utf-8"?>
<math xmlns="http://www.w3.org/1998/Math/MathML" display="block">
  <semantics>
    <mtable>
      <mtr>
        <mtd>
          <mrow>
            <mi mathvariant="italic">Conversiones</mi>
            <mi mathvariant="italic">varias</mi>
          </mrow>
        </mtd>
      </mtr>
      <mtr>
        <mtd>
          <mrow>
            <mi mathvariant="italic">Kg</mi>
            <mo stretchy="false">→</mo>
            <mi mathvariant="italic">lb</mi>
          </mrow>
        </mtd>
      </mtr>
      <mtr>
        <mtd>
          <mrow>
            <mi mathvariant="italic">lb</mi>
            <mo stretchy="false">=</mo>
            <mrow>
              <mi>m</mi>
              <mo stretchy="false">∗</mo>
              <mn>2.204622476</mn>
            </mrow>
          </mrow>
        </mtd>
      </mtr>
      <mtr>
        <mtd>
          <mrow>
            <mi mathvariant="italic">lb</mi>
            <mo stretchy="false">=</mo>
            <mrow>
              <mn>9.5</mn>
              <mo stretchy="false">∗</mo>
              <mn>2.204622476</mn>
            </mrow>
          </mrow>
        </mtd>
      </mtr>
      <mtr>
        <mtd>
          <mrow>
            <mi mathvariant="italic">lb</mi>
            <mo stretchy="false">=</mo>
            <mn>20.943913522</mn>
          </mrow>
        </mtd>
      </mtr>
      <mtr>
        <mtd>
          <mrow/>
        </mtd>
      </mtr>
      <mtr>
        <mtd>
          <mrow>
            <mi mathvariant="italic">Plg</mi>
            <mo stretchy="false">→</mo>
            <mi mathvariant="italic">ft</mi>
          </mrow>
        </mtd>
      </mtr>
      <mtr>
        <mtd>
          <mrow>
            <mi mathvariant="italic">ft</mi>
            <mo stretchy="false">=</mo>
            <mrow>
              <mi mathvariant="italic">plg</mi>
              <mo stretchy="false">∗</mo>
              <mn>0.08333</mn>
            </mrow>
          </mrow>
        </mtd>
      </mtr>
      <mtr>
        <mtd>
          <mrow>
            <mi mathvariant="italic">ft</mi>
            <mo stretchy="false">=</mo>
            <mrow>
              <mn>14400</mn>
              <mo stretchy="false">∗</mo>
              <mn>0.08333</mn>
            </mrow>
          </mrow>
        </mtd>
      </mtr>
      <mtr>
        <mtd>
          <mrow>
            <mi mathvariant="italic">ft</mi>
            <mo stretchy="false">=</mo>
            <mn>1199.952</mn>
          </mrow>
        </mtd>
      </mtr>
    </mtable>
    <annotation encoding="StarMath 5.0">Conversiones varias
newline
Kg -&gt; lb
newline
lb = m*2.204622476
newline
lb = 9.5*2.204622476
newline
lb = 20.943913522
newline
newline
Plg -&gt; ft
newline
ft = plg*0.08333
newline
ft = 14400*0.08333
newline
ft = 1199.952</annotation>
  </semantics>
</math>
</file>

<file path=Object 29/content.xml><?xml version="1.0" encoding="utf-8"?>
<math xmlns="http://www.w3.org/1998/Math/MathML" display="block">
  <semantics>
    <mtable>
      <mtr>
        <mtd>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S</mi>
            <mrow>
              <mrow>
                <mo fence="true" stretchy="false">(</mo>
                <mrow>
                  <mi>t</mi>
                </mrow>
                <mo fence="true" stretchy="false">)</mo>
              </mrow>
              <mo stretchy="false">+</mo>
              <mfrac>
                <mi mathvariant="italic">mg</mi>
                <mi>k</mi>
              </mfrac>
            </mrow>
            <mrow>
              <mi>t</mi>
              <mo stretchy="false">=</mo>
              <mrow>
                <msub>
                  <mi>S</mi>
                  <mn>0</mn>
                </msub>
                <mo stretchy="false">+</mo>
                <mfrac>
                  <mrow>
                    <msup>
                      <mi>m</mi>
                      <mn>2</mn>
                    </msup>
                    <mi>g</mi>
                  </mrow>
                  <msup>
                    <mi>k</mi>
                    <mn>2</mn>
                  </msup>
                </mfrac>
              </mrow>
            </mrow>
            <mrow>
              <mo fence="true" stretchy="false">(</mo>
              <mrow>
                <mrow>
                  <mn>1</mn>
                  <mo stretchy="false">−</mo>
                  <msup>
                    <mi>e</mi>
                    <mfrac>
                      <mrow>
                        <mo stretchy="false">−</mo>
                        <mi mathvariant="italic">kt</mi>
                      </mrow>
                      <mi>m</mi>
                    </mfrac>
                  </msup>
                </mrow>
              </mrow>
              <mo fence="true" stretchy="false">)</mo>
            </mrow>
          </mrow>
        </mtd>
      </mtr>
      <mtr>
        <mtd>
          <mrow>
            <mfrac>
              <mi mathvariant="italic">mg</mi>
              <mi>k</mi>
            </mfrac>
            <mrow>
              <mi>t</mi>
              <mo stretchy="false">=</mo>
              <mrow>
                <msub>
                  <mi>S</mi>
                  <mn>0</mn>
                </msub>
                <mo stretchy="false">−</mo>
                <mi>S</mi>
              </mrow>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 mathvariant="italic">mg</mi>
            <mrow>
              <mi>t</mi>
              <mo stretchy="false">=</mo>
              <mi>k</mi>
            </mrow>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td>
      </mtr>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able>
    <annotation encoding="StarMath 5.0">S( t ) = S_0 - { mg over k }t + { {m^2 g} over k^2 }( 1 - e^{ -kt over m } )
newline
S( t ) + { mg over k }t = S_0 + { {m^2 g} over k^2 }( 1 - e^{ -kt over m } )
newline
{ mg over k }t = S_0 - S( t ) + { {m^2 g} over k^2 }( 1 - e^{ -kt over m } )
newline
mg t = k( S_0 - S( t ) + { {m^2 g} over k^2 }( 1 - e^{ -kt over m } ) )
newline
t = { k( S_0 - S( t ) + { {m^2 g} over k^2 }( 1 - e^{ -kt over m } ) ) } over mg</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15</mn>
              </msub>
            </mrow>
            <mrow>
              <mrow>
                <mo fence="true" stretchy="false">(</mo>
                <mrow>
                  <mrow>
                    <mrow>
                      <mn>17</mn>
                      <mo stretchy="false">+</mo>
                      <mn>5</mn>
                    </mrow>
                    <mi>x</mi>
                  </mrow>
                </mrow>
                <mo fence="true" stretchy="false">)</mo>
              </mrow>
              <mo stretchy="false">+</mo>
              <msup>
                <mi>x</mi>
                <mn>2</mn>
              </msup>
            </mrow>
          </mrow>
        </mtd>
      </mtr>
      <mtr>
        <mtd>
          <mrow>
            <mrow>
              <mn>38.942244725097574</mn>
              <mo stretchy="false">=</mo>
              <msub>
                <mi>log</mi>
                <mn>15</mn>
              </msub>
            </mrow>
            <mrow>
              <mrow>
                <mo fence="true" stretchy="false">(</mo>
                <mrow>
                  <mrow>
                    <mrow>
                      <mn>17</mn>
                      <mo stretchy="false">+</mo>
                      <mn>5</mn>
                    </mrow>
                    <mi>x</mi>
                  </mrow>
                </mrow>
                <mo fence="true" stretchy="false">)</mo>
              </mrow>
              <mo stretchy="false">+</mo>
              <msup>
                <mi>x</mi>
                <mn>2</mn>
              </msup>
            </mrow>
          </mrow>
        </mtd>
      </mtr>
      <mtr>
        <mtd>
          <mrow>
            <mn>38.942244725097574</mn>
            <mo stretchy="false">=</mo>
            <mrow>
              <mrow>
                <mo fence="true" stretchy="false">(</mo>
                <mrow>
                  <mfrac>
                    <mrow>
                      <mi>log</mi>
                      <mrow>
                        <mo fence="true" stretchy="false">(</mo>
                        <mrow>
                          <mrow>
                            <mrow>
                              <mn>17</mn>
                              <mo stretchy="false">+</mo>
                              <mn>5</mn>
                            </mrow>
                            <mi>x</mi>
                          </mrow>
                        </mrow>
                        <mo fence="true" stretchy="false">)</mo>
                      </mrow>
                    </mrow>
                    <mrow>
                      <mi>log</mi>
                      <mn>15</mn>
                    </mrow>
                  </mfrac>
                </mrow>
                <mo fence="true" stretchy="false">)</mo>
              </mrow>
              <mo stretchy="false">+</mo>
              <msup>
                <mi>x</mi>
                <mn>2</mn>
              </msup>
            </mrow>
          </mrow>
        </mtd>
      </mtr>
      <mtr>
        <mtd>
          <mrow>
            <mn>0</mn>
            <mo stretchy="false">=</mo>
            <mrow>
              <mrow>
                <mo fence="true" stretchy="false">(</mo>
                <mrow>
                  <mfrac>
                    <mrow>
                      <mi>log</mi>
                      <mrow>
                        <mo fence="true" stretchy="false">(</mo>
                        <mrow>
                          <mrow>
                            <mrow>
                              <mn>17</mn>
                              <mo stretchy="false">+</mo>
                              <mn>5</mn>
                            </mrow>
                            <mi>x</mi>
                          </mrow>
                        </mrow>
                        <mo fence="true" stretchy="false">)</mo>
                      </mrow>
                    </mrow>
                    <mrow>
                      <mi>log</mi>
                      <mn>15</mn>
                    </mrow>
                  </mfrac>
                </mrow>
                <mo fence="true" stretchy="false">)</mo>
              </mrow>
              <mo stretchy="false">+</mo>
              <msup>
                <mi>x</mi>
                <mn>2</mn>
              </msup>
              <mo stretchy="false">−</mo>
              <mn>38.942244725097574</mn>
            </mrow>
          </mrow>
        </mtd>
      </mtr>
      <mtr>
        <mtd>
          <mrow>
            <mi>f</mi>
            <mrow>
              <mrow>
                <mo fence="true" stretchy="false">(</mo>
                <mrow>
                  <mi>x</mi>
                </mrow>
                <mo fence="true" stretchy="false">)</mo>
              </mrow>
              <mo stretchy="false">=</mo>
              <mrow>
                <mrow>
                  <mo fence="true" stretchy="false">(</mo>
                  <mrow>
                    <mfrac>
                      <mrow>
                        <mi>log</mi>
                        <mrow>
                          <mo fence="true" stretchy="false">(</mo>
                          <mrow>
                            <mrow>
                              <mrow>
                                <mn>17</mn>
                                <mo stretchy="false">+</mo>
                                <mn>5</mn>
                              </mrow>
                              <mi>x</mi>
                            </mrow>
                          </mrow>
                          <mo fence="true" stretchy="false">)</mo>
                        </mrow>
                      </mrow>
                      <mrow>
                        <mi>log</mi>
                        <mn>15</mn>
                      </mrow>
                    </mfrac>
                  </mrow>
                  <mo fence="true" stretchy="false">)</mo>
                </mrow>
                <mo stretchy="false">+</mo>
                <msup>
                  <mi>x</mi>
                  <mn>2</mn>
                </msup>
                <mo stretchy="false">−</mo>
                <mn>38.942244725097574</mn>
              </mrow>
            </mrow>
          </mrow>
        </mtd>
      </mtr>
    </mtable>
    <annotation encoding="StarMath 5.0">h(x) = Log_15 (17 + 5x) + x^2
newline
38.942244725097574 = Log_15 (17 + 5x) + x^2
newline
38.942244725097574 = ({Log (17 + 5x) }over {log 15}) + x^2
newline
0 = ({Log (17 + 5x) }over {log 15}) + x^2 - 38.942244725097574
newline
f(x) = ({Log (17 + 5x) }over {log 15}) + x^2 - 38.942244725097574</annotation>
  </semantics>
</math>
</file>

<file path=Object 30/content.xml><?xml version="1.0" encoding="utf-8"?>
<math xmlns="http://www.w3.org/1998/Math/MathML" display="block">
  <semantics>
    <mtable>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r>
        <mtd>
          <mstyle mathvariant="bold">
            <mrow>
              <mi>f</mi>
              <mrow>
                <mrow>
                  <mo fence="true" stretchy="false">(</mo>
                  <mrow>
                    <mi>t</mi>
                  </mrow>
                  <mo fence="true" stretchy="false">)</mo>
                </mrow>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row>
          </mstyle>
        </mtd>
      </mtr>
    </mtable>
    <annotation encoding="StarMath 5.0">t = { k( S_0 - S( t ) + { {m^2 g} over k^2 }( 1 - e^{ -kt over m } ) ) } over mg
newline
 bold { f(t) = { k( S_0 - S( t ) + { {m^2 g} over k^2 }( 1 - e^{ -kt over m } ) ) } over mg }</annotation>
  </semantics>
</math>
</file>

<file path=Object 31/content.xml><?xml version="1.0" encoding="utf-8"?>
<math xmlns="http://www.w3.org/1998/Math/MathML" display="block">
  <semantics>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annotation encoding="StarMath 5.0">Nu = 0.3 + ( nroot{5}{( 1 + nroot{8}{(R_e over 282000)^5} )^4} )( { 0.62 sqrt{ R_e } nroot {3}{Pr}  } over { 1 + nroot {4}(0.4 over Pr) } )</annotation>
  </semantics>
</math>
</file>

<file path=Object 32/content.xml><?xml version="1.0" encoding="utf-8"?>
<math xmlns="http://www.w3.org/1998/Math/MathML" display="block">
  <semantics>
    <mtable>
      <mtr>
        <mtd>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row>
            <mrow>
              <mn>0</mn>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style mathvariant="bold">
            <mrow>
              <mi>f</mi>
              <mrow>
                <mrow>
                  <mo fence="true" stretchy="false">(</mo>
                  <mrow>
                    <msub>
                      <mi>R</mi>
                      <mi>e</mi>
                    </msub>
                  </mrow>
                  <mo fence="true" stretchy="false">)</mo>
                </mrow>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style>
        </mtd>
      </mtr>
    </mtable>
    <annotation encoding="StarMath 5.0">Nu = 0.3 + ( nroot{5}{( 1 + nroot{8}{(R_e over 282000)^5} )^4} )( { 0.62 sqrt{ R_e } nroot {3}{Pr}  } over { 1 + nroot {4}(0.4 over Pr) } )
newline
0 = 0.3 - Nu + ( nroot{5}{( 1 + nroot{8}{(R_e over 282000)^5} )^4} )( { 0.62 sqrt{ R_e } nroot {3}{Pr}  } over { 1 + nroot {4}(0.4 over Pr) } )
newline
bold { f(R_e) = 0.3 - Nu + ( nroot{5}{( 1 + nroot{8}{(R_e over 282000)^5} )^4} )( { 0.62 sqrt{ R_e } nroot {3}{Pr}  } over { 1 + nroot {4}(0.4 over Pr) } ) }</annotation>
  </semantics>
</math>
</file>

<file path=Object 33/content.xml><?xml version="1.0" encoding="utf-8"?>
<math xmlns="http://www.w3.org/1998/Math/MathML" display="block">
  <semantics>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annotation encoding="StarMath 5.0">( P + a over { V(V + b)T^0.5 } )( V - b ) = RT</annotation>
  </semantics>
</math>
</file>

<file path=Object 34/content.xml><?xml version="1.0" encoding="utf-8"?>
<math xmlns="http://www.w3.org/1998/Math/MathML" display="block">
  <semantics>
    <mrow>
      <mrow>
        <mi>a</mi>
        <mo stretchy="false">=</mo>
        <mn>0.4278</mn>
      </mrow>
      <mrow>
        <msup>
          <mi>R</mi>
          <mn>2</mn>
        </msup>
        <msubsup>
          <mi>T</mi>
          <mi>c</mi>
          <mn>2.5</mn>
        </msubsup>
      </mrow>
      <mi>,</mi>
      <mspace width="2em"/>
      <mrow>
        <mi>b</mi>
        <mo stretchy="false">=</mo>
        <mn>0.0867</mn>
      </mrow>
      <mfrac>
        <msub>
          <mi mathvariant="italic">RT</mi>
          <mi>c</mi>
        </msub>
        <msub>
          <mi>P</mi>
          <mi>c</mi>
        </msub>
      </mfrac>
    </mrow>
    <annotation encoding="StarMath 5.0">a = 0.4278 { R^2 T_c ^2.5 },````b = 0.0867 { RT_c } over P_c</annotation>
  </semantics>
</math>
</file>

<file path=Object 35/content.xml><?xml version="1.0" encoding="utf-8"?>
<math xmlns="http://www.w3.org/1998/Math/MathML" display="block">
  <semantics>
    <mtable>
      <mtr>
        <mtd>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mtd>
      </mtr>
      <mtr>
        <mtd>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row>
                  <mo fence="true" stretchy="false">(</mo>
                  <mrow>
                    <mrow>
                      <mi>V</mi>
                      <mo stretchy="false">−</mo>
                      <mi>b</mi>
                    </mrow>
                  </mrow>
                  <mo fence="true" stretchy="false">)</mo>
                </mrow>
                <mo stretchy="false">−</mo>
                <mi mathvariant="italic">RT</mi>
              </mrow>
              <mo stretchy="false">=</mo>
              <mn>0</mn>
            </mrow>
          </mrow>
        </mtd>
      </mtr>
      <mtr>
        <mtd>
          <mrow>
            <mi>f</mi>
            <mrow>
              <mrow>
                <mo fence="true" stretchy="false">(</mo>
                <mrow>
                  <mi>V</mi>
                </mrow>
                <mo fence="true" stretchy="false">)</mo>
              </mrow>
              <mo stretchy="false">=</mo>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row>
                <mo fence="true" stretchy="false">(</mo>
                <mrow>
                  <mrow>
                    <mi>V</mi>
                    <mo stretchy="false">−</mo>
                    <mi>b</mi>
                  </mrow>
                </mrow>
                <mo fence="true" stretchy="false">)</mo>
              </mrow>
              <mo stretchy="false">−</mo>
              <mi mathvariant="italic">RT</mi>
            </mrow>
          </mrow>
        </mtd>
      </mtr>
    </mtable>
    <annotation encoding="StarMath 5.0">( P + a over { V(V + b)T^0.5 } )( V - b ) = RT
newline
( P + a over { V(V + b)T^0.5 } )( V - b ) - RT = 0
newline
f(V) = ( P + a over { V(V + b)T^0.5 } )( V - b ) - RT
newline</annotation>
  </semantics>
</math>
</file>

<file path=Object 38/content.xml><?xml version="1.0" encoding="utf-8"?>
<math xmlns="http://www.w3.org/1998/Math/MathML" display="block">
  <semantics>
    <mtable>
      <mtr>
        <mtd>
          <mrow>
            <mi>D</mi>
            <mrow>
              <mrow>
                <mo fence="true" stretchy="false">(</mo>
                <mrow>
                  <mi>t</mi>
                </mrow>
                <mo fence="true" stretchy="false">)</mo>
              </mrow>
              <mo stretchy="false">=</mo>
              <mrow>
                <mrow>
                  <mo stretchy="false">−</mo>
                  <mn>70</mn>
                </mrow>
                <mo stretchy="false">+</mo>
                <mn>7</mn>
              </mrow>
            </mrow>
            <mrow>
              <mi>t</mi>
              <mo stretchy="false">+</mo>
              <mn>70</mn>
            </mrow>
            <msup>
              <mi>e</mi>
              <mfrac>
                <mrow>
                  <mo stretchy="false">−</mo>
                  <mi>t</mi>
                </mrow>
                <mn>10</mn>
              </mfrac>
            </msup>
          </mrow>
        </mtd>
      </mtr>
      <mtr>
        <mtd>
          <mrow>
            <mrow>
              <mn>0</mn>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able>
    <annotation encoding="StarMath 5.0">D( t ) = -70 + 7t + 70e^{ -t over 10 }
newline
0 = -70 + 7t + 70e^{ -t over 10 } - D( t )
newline
f(t) = -70 + 7t + 70e^{ -t over 10 } - D( t )
</annotation>
  </semantics>
</math>
</file>

<file path=Object 39/content.xml><?xml version="1.0" encoding="utf-8"?>
<math xmlns="http://www.w3.org/1998/Math/MathML" display="block">
  <semantics>
    <mtable>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style mathvariant="bol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style>
        </mtd>
      </mtr>
    </mtable>
    <annotation encoding="StarMath 5.0">f(t) = -70 + 7t + 70e^{ -t over 10 } - D( t )
newline
bold { f(t) = -70 + 7t + 70e^{ -t over 10 } - D( t ) }</annotation>
  </semantics>
</math>
</file>

<file path=Object 4/content.xml><?xml version="1.0" encoding="utf-8"?>
<math xmlns="http://www.w3.org/1998/Math/MathML" display="block">
  <semantics>
    <mtable>
      <mtr>
        <mtd>
          <mrow>
            <mrow>
              <mi>x</mi>
              <mo stretchy="false">+</mo>
              <mi>y</mi>
            </mrow>
            <mo stretchy="false">=</mo>
            <mn>18.125</mn>
          </mrow>
        </mtd>
      </mtr>
      <mtr>
        <mtd>
          <mrow>
            <mrow>
              <mo fence="true" stretchy="false">(</mo>
              <mrow>
                <mrow>
                  <mi>x</mi>
                  <mo stretchy="false">−</mo>
                  <mroot>
                    <mi>x</mi>
                    <mn>4</mn>
                  </mroot>
                </mrow>
              </mrow>
              <mo fence="true" stretchy="false">)</mo>
            </mrow>
            <mrow>
              <mrow>
                <mo fence="true" stretchy="false">(</mo>
                <mrow>
                  <mrow>
                    <mi>y</mi>
                    <mo stretchy="false">−</mo>
                    <mroot>
                      <mi>y</mi>
                      <mn>4</mn>
                    </mroot>
                  </mrow>
                </mrow>
                <mo fence="true" stretchy="false">)</mo>
              </mrow>
              <mo stretchy="false">=</mo>
              <mn>36.585606272364359</mn>
            </mrow>
          </mrow>
        </mtd>
      </mtr>
      <mtr>
        <mtd>
          <mrow/>
        </mtd>
      </mtr>
      <mtr>
        <mtd>
          <mrow>
            <mi>y</mi>
            <mo stretchy="false">=</mo>
            <mrow>
              <mn>18.125</mn>
              <mo stretchy="false">−</mo>
              <mi>x</mi>
            </mrow>
          </mrow>
        </mtd>
      </mtr>
      <mtr>
        <mtd>
          <mrow>
            <mrow>
              <mo fence="true" stretchy="false">(</mo>
              <mrow>
                <mrow>
                  <mi>x</mi>
                  <mo stretchy="false">+</mo>
                  <mroot>
                    <mi>x</mi>
                    <mn>4</mn>
                  </mroot>
                </mrow>
              </mrow>
              <mo fence="true" stretchy="false">)</mo>
            </mrow>
            <mrow>
              <mrow>
                <mo fence="true" stretchy="false">(</mo>
                <mrow>
                  <mrow>
                    <mrow>
                      <mo fence="true" stretchy="false">(</mo>
                      <mrow>
                        <mrow>
                          <mn>18.125</mn>
                          <mo stretchy="false">−</mo>
                          <mi>x</mi>
                        </mrow>
                      </mrow>
                      <mo fence="true" stretchy="false">)</mo>
                    </mrow>
                    <mo stretchy="false">+</mo>
                    <mroot>
                      <mrow>
                        <mo fence="true" stretchy="false">(</mo>
                        <mrow>
                          <mrow>
                            <mn>18.125</mn>
                            <mo stretchy="false">−</mo>
                            <mi>x</mi>
                          </mrow>
                        </mrow>
                        <mo fence="true" stretchy="false">)</mo>
                      </mrow>
                      <mn>4</mn>
                    </mroot>
                  </mrow>
                </mrow>
                <mo fence="true" stretchy="false">)</mo>
              </mrow>
              <mo stretchy="false">=</mo>
              <mn>36.585606272364359</mn>
            </mrow>
          </mrow>
        </mtd>
      </mtr>
    </mtable>
    <annotation encoding="StarMath 5.0">x + y = 18.125
newline
(x - nroot 4 x)(y - nroot 4 y) = 36.585606272364359
newline
newline
y = 18.125 - x
newline
(x + nroot 4 x)((18.125 - x) + nroot 4 {(18.125 - x)}) = 36.585606272364359</annotation>
  </semantics>
</math>
</file>

<file path=Object 40/content.xml><?xml version="1.0" encoding="utf-8"?>
<math xmlns="http://www.w3.org/1998/Math/MathML" display="block">
  <semantics>
    <mrow>
      <mrow>
        <mi>Q</mi>
        <mo stretchy="false">=</mo>
        <mrow>
          <munderover>
            <mo stretchy="false">∫</mo>
            <msub>
              <mi>T</mi>
              <mi>i</mi>
            </msub>
            <msub>
              <mi>T</mi>
              <mi>f</mi>
            </msub>
          </munderover>
          <msub>
            <mi>C</mi>
            <mi>p</mi>
          </msub>
        </mrow>
      </mrow>
      <mi mathvariant="italic">dT</mi>
    </mrow>
    <annotation encoding="StarMath 5.0">Q = int from{T_i} to{T_f} C_p dT </annotation>
  </semantics>
</math>
</file>

<file path=Object 41/content.xml><?xml version="1.0" encoding="utf-8"?>
<math xmlns="http://www.w3.org/1998/Math/MathML" display="block">
  <semantics>
    <mrow>
      <mrow>
        <mi mathvariant="italic">Cp</mi>
        <mo stretchy="false">=</mo>
        <mrow>
          <mn>32.24</mn>
          <mo stretchy="false">+</mo>
          <mn>0.001924</mn>
        </mrow>
      </mrow>
      <mrow>
        <mi>T</mi>
        <mo stretchy="false">+</mo>
        <mn>1.055</mn>
      </mrow>
      <mi>x</mi>
      <msup>
        <mn>10</mn>
        <mrow>
          <mo stretchy="false">−</mo>
          <mn>5</mn>
        </mrow>
      </msup>
      <msup>
        <mi>T</mi>
        <mn>2</mn>
      </msup>
      <mi>–</mi>
      <mn>3.596</mn>
      <mi>x</mi>
      <msup>
        <mn>10</mn>
        <mrow>
          <mo stretchy="false">−</mo>
          <mn>9</mn>
        </mrow>
      </msup>
      <msup>
        <mi>T</mi>
        <mn>3</mn>
      </msup>
    </mrow>
    <annotation encoding="StarMath 5.0">Cp = 32.24 + 0.001924T + 1.055 x10^-5T^2 – 3.596x10^-9T^3</annotation>
  </semantics>
</math>
</file>

<file path=Object 42/content.xml><?xml version="1.0" encoding="utf-8"?>
<math xmlns="http://www.w3.org/1998/Math/MathML" display="block">
  <semantics>
    <mtable>
      <mtr>
        <mtd>
          <mrow>
            <mrow>
              <mi>Q</mi>
              <mo stretchy="false">=</mo>
              <mrow>
                <munderover>
                  <mo stretchy="false">∫</mo>
                  <msub>
                    <mi>T</mi>
                    <mi>i</mi>
                  </msub>
                  <msub>
                    <mi>T</mi>
                    <mi>f</mi>
                  </msub>
                </munderover>
                <msub>
                  <mi>C</mi>
                  <mi>p</mi>
                </msub>
              </mrow>
            </mrow>
            <mi mathvariant="italic">dT</mi>
          </mrow>
        </mtd>
      </mtr>
      <mtr>
        <mtd>
          <mrow>
            <mrow>
              <mi>Q</mi>
              <mo stretchy="false">=</mo>
              <mrow>
                <munderover>
                  <mo stretchy="false">∫</mo>
                  <msub>
                    <mi>T</mi>
                    <mi>i</mi>
                  </msub>
                  <msub>
                    <mi>T</mi>
                    <mi>f</mi>
                  </msub>
                </munderover>
                <mrow>
                  <mrow>
                    <mn>32.24</mn>
                    <mo stretchy="false">+</mo>
                    <mn>0.001924</mn>
                  </mrow>
                  <mrow>
                    <mi>T</mi>
                    <mo stretchy="false">+</mo>
                    <mn>1.055</mn>
                  </mrow>
                  <mi>x</mi>
                  <msup>
                    <mn>10</mn>
                    <mrow>
                      <mo stretchy="false">−</mo>
                      <mn>5</mn>
                    </mrow>
                  </msup>
                  <msup>
                    <mi>T</mi>
                    <mn>2</mn>
                  </msup>
                  <mi>–</mi>
                  <mn>3.596</mn>
                  <mi>x</mi>
                  <msup>
                    <mn>10</mn>
                    <mrow>
                      <mo stretchy="false">−</mo>
                      <mn>9</mn>
                    </mrow>
                  </msup>
                  <msup>
                    <mi>T</mi>
                    <mn>3</mn>
                  </msup>
                </mrow>
              </mrow>
            </mrow>
            <mi mathvariant="italic">dT</mi>
          </mrow>
        </mtd>
      </mtr>
      <mtr>
        <mtd>
          <mrow>
            <mrow>
              <mi>Q</mi>
              <mo stretchy="false">=</mo>
              <mrow>
                <mrow>
                  <munderover>
                    <mo stretchy="false">∫</mo>
                    <msub>
                      <mi>T</mi>
                      <mi>i</mi>
                    </msub>
                    <msub>
                      <mi>T</mi>
                      <mi>f</mi>
                    </msub>
                  </munderover>
                  <mrow>
                    <mn>32.24</mn>
                    <mi mathvariant="italic">dT</mi>
                  </mrow>
                </mrow>
                <mo stretchy="false">+</mo>
                <mrow>
                  <munderover>
                    <mo stretchy="false">∫</mo>
                    <msub>
                      <mi>T</mi>
                      <mi>i</mi>
                    </msub>
                    <msub>
                      <mi>T</mi>
                      <mi>f</mi>
                    </msub>
                  </munderover>
                  <mrow>
                    <mn>0.001924</mn>
                    <mi>T</mi>
                    <mi mathvariant="italic">dT</mi>
                  </mrow>
                </mrow>
                <mo stretchy="false">+</mo>
                <mrow>
                  <munderover>
                    <mo stretchy="false">∫</mo>
                    <msub>
                      <mi>T</mi>
                      <mi>i</mi>
                    </msub>
                    <msub>
                      <mi>T</mi>
                      <mi>f</mi>
                    </msub>
                  </munderover>
                  <mrow>
                    <mn>1.055</mn>
                    <mi>x</mi>
                    <msup>
                      <mn>10</mn>
                      <mrow>
                        <mo stretchy="false">−</mo>
                        <mn>5</mn>
                      </mrow>
                    </msup>
                    <msup>
                      <mi>T</mi>
                      <mn>2</mn>
                    </msup>
                    <mi mathvariant="italic">dT</mi>
                  </mrow>
                </mrow>
              </mrow>
            </mrow>
            <mi>–</mi>
            <mrow>
              <munderover>
                <mo stretchy="false">∫</mo>
                <msub>
                  <mi>T</mi>
                  <mi>i</mi>
                </msub>
                <msub>
                  <mi>T</mi>
                  <mi>f</mi>
                </msub>
              </munderover>
              <mrow>
                <mn>3.596</mn>
                <mi>x</mi>
                <msup>
                  <mn>10</mn>
                  <mrow>
                    <mo stretchy="false">−</mo>
                    <mn>9</mn>
                  </mrow>
                </msup>
                <msup>
                  <mi>T</mi>
                  <mn>3</mn>
                </msup>
                <mi mathvariant="italic">dT</mi>
              </mrow>
            </mrow>
          </mrow>
        </mtd>
      </mtr>
      <mtr>
        <mtd>
          <mrow>
            <mrow>
              <mi>Q</mi>
              <mo stretchy="false">=</mo>
              <mn>32.24</mn>
            </mrow>
            <mrow>
              <mo fence="true" stretchy="false">(</mo>
              <mrow>
                <mi>T</mi>
              </mrow>
              <mo fence="true" stretchy="false">)</mo>
            </mrow>
            <mtable>
              <mtr>
                <mtd>
                  <msub>
                    <mi>T</mi>
                    <mi>f</mi>
                  </msub>
                </mtd>
              </mtr>
              <mtr>
                <mtd>
                  <msub>
                    <mi>T</mi>
                    <mi>i</mi>
                  </msub>
                </mtd>
              </mtr>
            </mtable>
            <mrow>
              <mspace width="1em"/>
              <mo stretchy="false">+</mo>
              <mspace width="1em"/>
            </mrow>
            <mn>0.001924</mn>
            <mrow>
              <mo fence="true" stretchy="false">(</mo>
              <mrow>
                <mfrac>
                  <msup>
                    <mi>T</mi>
                    <mn>2</mn>
                  </msup>
                  <mn>2</mn>
                </mfrac>
              </mrow>
              <mo fence="true" stretchy="false">)</mo>
            </mrow>
            <mtable>
              <mtr>
                <mtd>
                  <msub>
                    <mi>T</mi>
                    <mi>f</mi>
                  </msub>
                </mtd>
              </mtr>
              <mtr>
                <mtd>
                  <msub>
                    <mi>T</mi>
                    <mi>i</mi>
                  </msub>
                </mtd>
              </mtr>
            </mtable>
            <mrow>
              <mspace width="1em"/>
              <mo stretchy="false">+</mo>
              <mspace width="1em"/>
            </mrow>
            <mrow>
              <mn>1.055</mn>
              <mi>x</mi>
              <msup>
                <mn>10</mn>
                <mrow>
                  <mo stretchy="false">−</mo>
                  <mn>5</mn>
                </mrow>
              </msup>
            </mrow>
            <mrow>
              <mo fence="true" stretchy="false">(</mo>
              <mrow>
                <mfrac>
                  <msup>
                    <mi>T</mi>
                    <mn>3</mn>
                  </msup>
                  <mn>3</mn>
                </mfrac>
              </mrow>
              <mo fence="true" stretchy="false">)</mo>
            </mrow>
            <mtable>
              <mtr>
                <mtd>
                  <msub>
                    <mi>T</mi>
                    <mi>f</mi>
                  </msub>
                </mtd>
              </mtr>
              <mtr>
                <mtd>
                  <msub>
                    <mi>T</mi>
                    <mi>i</mi>
                  </msub>
                </mtd>
              </mtr>
            </mtable>
            <mrow>
              <mspace width="1em"/>
              <mo stretchy="false">−</mo>
              <mspace width="1em"/>
            </mrow>
            <mrow>
              <mn>3.596</mn>
              <mi>x</mi>
              <msup>
                <mn>10</mn>
                <mrow>
                  <mo stretchy="false">−</mo>
                  <mn>9</mn>
                </mrow>
              </msup>
            </mrow>
            <mrow>
              <mo fence="true" stretchy="false">(</mo>
              <mrow>
                <mfrac>
                  <msup>
                    <mi>T</mi>
                    <mn>4</mn>
                  </msup>
                  <mn>4</mn>
                </mfrac>
              </mrow>
              <mo fence="true" stretchy="false">)</mo>
            </mrow>
            <mtable>
              <mtr>
                <mtd>
                  <msub>
                    <mi>T</mi>
                    <mi>f</mi>
                  </msub>
                </mtd>
              </mtr>
              <mtr>
                <mtd>
                  <msub>
                    <mi>T</mi>
                    <mi>i</mi>
                  </msub>
                </mtd>
              </mtr>
            </mtable>
          </mrow>
        </mtd>
      </mtr>
      <mtr>
        <mtd>
          <mrow>
            <mrow>
              <mi>Q</mi>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o fence="true" stretchy="false">(</mo>
              <mrow>
                <mrow>
                  <mfrac>
                    <msubsup>
                      <mi>T</mi>
                      <mi>f</mi>
                      <mn>4</mn>
                    </msubsup>
                    <mn>4</mn>
                  </mfrac>
                  <mo stretchy="false">−</mo>
                  <mfrac>
                    <msubsup>
                      <mi>T</mi>
                      <mi>i</mi>
                      <mn>4</mn>
                    </msubsup>
                    <mn>4</mn>
                  </mfrac>
                </mrow>
              </mrow>
              <mo fence="true" stretchy="false">)</mo>
            </mrow>
          </mrow>
        </mtd>
      </mtr>
      <mtr>
        <mtd>
          <mrow>
            <mrow>
              <mn>0</mn>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style mathvariant="bol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style>
        </mtd>
      </mtr>
    </mtable>
    <annotation encoding="StarMath 5.0">Q = int from{T_i} to{T_f} C_p dT 
newline
Q = int from{T_i} to{T_f} { 32.24 + 0.001924T + 1.055 x10^-5T^2 – 3.596x10^-9T^3 } dT 
newline
Q = int from{T_i} to{T_f} { 32.24 dT} + int from{T_i} to{T_f} {0.001924T dT} + int from{T_i} to{T_f} {1.055 x10^-5T^2 dT} – int from{T_i} to{T_f} { 3.596x10^-9T^3 dT }
newline
Q = 32.24 (T){ binom{T_f}{T_i} }``+``0.001924 ( T^2 over 2 ){ binom{T_f}{T_i} }``+``{1.055 x10^-5} ( T^3 over 3 ){ binom{T_f}{T_i} }``-``{ 3.596x10^-9} ( T^4 over 4 ){ binom{T_f}{T_i} }
newline
Q = 32.24 (T_f - T_i)``+``0.001924 ( T_f^2 over 2 - T_i^2 over 2 )``+``{1.055 x10^-5} ( T_f^3 over 3 - T_i^3 over 3 )``-``{ 3.596x10^-9} ( T_f^4 over 4 - T_i^4 over 4 )
newline
0 = 32.24 (T_f - T_i)``+``0.001924 ( T_f^2 over 2 - T_i^2 over 2 )``+``{1.055 x10^-5} ( T_f^3 over 3 - T_i^3 over 3 )``-``{ 3.596x10^-9} ( T_f^4 over 4 - T_i^4 over 4 ) - Q
newline
f( T_f ) = 32.24 (T_f - T_i)``+``0.001924 ( T_f^2 over 2 - T_i^2 over 2 )``+``{1.055 x10^-5} ( T_f^3 over 3 - T_i^3 over 3 )``-``{ 3.596x10^-9} ( T_f^4 over 4 - T_i^4 over 4 ) - Q
newline
bold { f( T_f ) = 32.24 (T_f - T_i)``+``0.001924 ( T_f^2 over 2 - T_i^2 over 2 )``+``{1.055 x10^-5} ( T_f^3 over 3 - T_i^3 over 3 )``-``{ 3.596x10^-9} ( T_f^4 over 4 - T_i^4 over 4 ) - Q }</annotation>
  </semantics>
</math>
</file>

<file path=Object 43/content.xml><?xml version="1.0" encoding="utf-8"?>
<math xmlns="http://www.w3.org/1998/Math/MathML" display="block">
  <semantics>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annotation encoding="StarMath 5.0">v = u ln({ m_0 } over { m_0 - qt }) - g t</annotation>
  </semantics>
</math>
</file>

<file path=Object 44/content.xml><?xml version="1.0" encoding="utf-8"?>
<math xmlns="http://www.w3.org/1998/Math/MathML" display="block">
  <semantics>
    <mtable>
      <mtr>
        <mtd>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mtd>
      </mtr>
      <mtr>
        <mtd>
          <mrow>
            <mrow>
              <mn>0</mn>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style mathvariant="bol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style>
        </mtd>
      </mtr>
    </mtable>
    <annotation encoding="StarMath 5.0">v = u ln({ m_0 } over { m_0 - qt }) - g t
newline
0 = u ln({ m_0 } over { m_0 - qt }) - g t - v
newline
f( t ) = u ln({ m_0 } over { m_0 - qt }) - g t - v
newline
bold { f( t ) = u ln({ m_0 } over { m_0 - qt }) - g t - v }</annotation>
  </semantics>
</math>
</file>

<file path=Object 48/content.xml><?xml version="1.0" encoding="utf-8"?>
<math xmlns="http://www.w3.org/1998/Math/MathML" display="block">
  <semantics>
    <mrow>
      <mrow>
        <mi>F</mi>
        <mo stretchy="false">=</mo>
        <mrow>
          <mo fence="true" stretchy="false">(</mo>
          <mrow>
            <mfrac>
              <mn>1</mn>
              <mrow>
                <mn>4</mn>
                <mi mathvariant="normal">π</mi>
                <msub>
                  <mi mathvariant="normal">ϵ</mi>
                  <mn>0</mn>
                </msub>
              </mrow>
            </mfrac>
          </mrow>
          <mo fence="true" stretchy="false">)</mo>
        </mrow>
      </mrow>
      <mrow>
        <mo fence="true" stretchy="false">(</mo>
        <mrow>
          <mfrac>
            <mi mathvariant="italic">qQx</mi>
            <msqrt>
              <msup>
                <mrow>
                  <mo fence="true" stretchy="false">(</mo>
                  <mrow>
                    <mrow>
                      <msup>
                        <mi>x</mi>
                        <mn>2</mn>
                      </msup>
                      <mo stretchy="false">+</mo>
                      <msup>
                        <mi>a</mi>
                        <mn>2</mn>
                      </msup>
                    </mrow>
                  </mrow>
                  <mo fence="true" stretchy="false">)</mo>
                </mrow>
                <mn>3</mn>
              </msup>
            </msqrt>
          </mfrac>
        </mrow>
        <mo fence="true" stretchy="false">)</mo>
      </mrow>
    </mrow>
    <annotation encoding="StarMath 5.0">F = ( {1} over {4 %pi %epsilon_0} )( {qQx} over { sqrt{( x^2 + a^2 )^{3}} } )</annotation>
  </semantics>
</math>
</file>

<file path=Object 49/content.xml><?xml version="1.0" encoding="utf-8"?>
<math xmlns="http://www.w3.org/1998/Math/MathML" display="block">
  <semantics>
    <mtable>
      <mtr>
        <mtd>
          <mrow>
            <mrow>
              <mi>F</mi>
              <mo stretchy="false">=</mo>
              <mrow>
                <mo fence="true" stretchy="false">(</mo>
                <mrow>
                  <mfrac>
                    <mn>1</mn>
                    <mrow>
                      <mn>4</mn>
                      <mi mathvariant="normal">π</mi>
                      <msub>
                        <mi mathvariant="normal">ϵ</mi>
                        <mn>0</mn>
                      </msub>
                    </mrow>
                  </mfrac>
                </mrow>
                <mo fence="true" stretchy="false">)</mo>
              </mrow>
            </mrow>
            <mrow>
              <mo fence="true" stretchy="false">(</mo>
              <mrow>
                <mfrac>
                  <mi mathvariant="italic">qQx</mi>
                  <msqrt>
                    <msup>
                      <mrow>
                        <mo fence="true" stretchy="false">(</mo>
                        <mrow>
                          <mrow>
                            <msup>
                              <mi>x</mi>
                              <mn>2</mn>
                            </msup>
                            <mo stretchy="false">+</mo>
                            <msup>
                              <mi>a</mi>
                              <mn>2</mn>
                            </msup>
                          </mrow>
                        </mrow>
                        <mo fence="true" stretchy="false">)</mo>
                      </mrow>
                      <mn>3</mn>
                    </msup>
                  </msqrt>
                </mfrac>
              </mrow>
              <mo fence="true" stretchy="false">)</mo>
            </mrow>
          </mrow>
        </mtd>
      </mtr>
      <mtr>
        <mtd>
          <mrow>
            <mi>F</mi>
            <mrow>
              <mrow>
                <mn>4</mn>
                <mi mathvariant="normal">π</mi>
                <msub>
                  <mi mathvariant="normal">ϵ</mi>
                  <mn>0</mn>
                </msub>
              </mrow>
              <mo stretchy="false">=</mo>
              <mrow>
                <mo fence="true" stretchy="false">(</mo>
                <mrow>
                  <mfrac>
                    <mi mathvariant="italic">qQx</mi>
                    <msqrt>
                      <msup>
                        <mrow>
                          <mo fence="true" stretchy="false">(</mo>
                          <mrow>
                            <mrow>
                              <msup>
                                <mi>x</mi>
                                <mn>2</mn>
                              </msup>
                              <mo stretchy="false">+</mo>
                              <msup>
                                <mi>a</mi>
                                <mn>2</mn>
                              </msup>
                            </mrow>
                          </mrow>
                          <mo fence="true" stretchy="false">)</mo>
                        </mrow>
                        <mn>3</mn>
                      </msup>
                    </msqrt>
                  </mfrac>
                </mrow>
                <mo fence="true" stretchy="false">)</mo>
              </mrow>
            </mrow>
          </mrow>
        </mtd>
      </mtr>
      <mtr>
        <mtd>
          <mrow>
            <mrow>
              <mo fence="true" stretchy="false">(</mo>
              <mrow>
                <mrow>
                  <mi>F</mi>
                  <mrow>
                    <mn>4</mn>
                    <mi mathvariant="normal">π</mi>
                    <msub>
                      <mi mathvariant="normal">ϵ</mi>
                      <mn>0</mn>
                    </msub>
                  </mrow>
                </mrow>
              </mrow>
              <mo fence="true" stretchy="false">)</mo>
            </mrow>
            <mrow>
              <mrow>
                <mo fence="true" stretchy="false">(</mo>
                <mrow>
                  <msqrt>
                    <msup>
                      <mrow>
                        <mo fence="true" stretchy="false">(</mo>
                        <mrow>
                          <mrow>
                            <msup>
                              <mi>x</mi>
                              <mn>2</mn>
                            </msup>
                            <mo stretchy="false">+</mo>
                            <msup>
                              <mi>a</mi>
                              <mn>2</mn>
                            </msup>
                          </mrow>
                        </mrow>
                        <mo fence="true" stretchy="false">)</mo>
                      </mrow>
                      <mn>3</mn>
                    </msup>
                  </msqrt>
                </mrow>
                <mo fence="true" stretchy="false">)</mo>
              </mrow>
              <mo stretchy="false">=</mo>
              <mi mathvariant="italic">qQx</mi>
            </mrow>
          </mrow>
        </mtd>
      </mtr>
    </mtable>
    <annotation encoding="StarMath 5.0">F = ( {1} over {4 %pi %epsilon_0} )( {qQx} over { sqrt{( x^2 + a^2 )^{3}} } )
newline
F{4 %pi %epsilon_0} = ( {qQx} over { sqrt{( x^2 + a^2 )^{3}} } )
newline
(F{4 %pi %epsilon_0})( sqrt{( x^2 + a^2 )^{3}} ) = qQx</annotation>
  </semantics>
</math>
</file>

<file path=Object 5/content.xml><?xml version="1.0" encoding="utf-8"?>
<math xmlns="http://www.w3.org/1998/Math/MathML" display="block">
  <semantics>
    <mtable>
      <mtr>
        <mtd>
          <mrow>
            <mi mathvariant="italic">Para</mi>
            <mi mathvariant="italic">Secante</mi>
          </mrow>
        </mtd>
      </mtr>
      <mtr>
        <mtd>
          <mrow/>
        </mtd>
      </mtr>
      <mtr>
        <mtd>
          <mrow>
            <mrow>
              <mo fence="true" stretchy="false">(</mo>
              <mrow>
                <mrow>
                  <mi>x</mi>
                  <mo stretchy="false">+</mo>
                  <mroot>
                    <mi>x</mi>
                    <mn>4</mn>
                  </mroot>
                </mrow>
              </mrow>
              <mo fence="true" stretchy="false">)</mo>
            </mrow>
            <mrow>
              <mrow>
                <mo fence="true" stretchy="false">(</mo>
                <mrow>
                  <mrow>
                    <mrow>
                      <mo fence="true" stretchy="false">(</mo>
                      <mrow>
                        <mrow>
                          <mn>18.125</mn>
                          <mo stretchy="false">−</mo>
                          <mi>x</mi>
                        </mrow>
                      </mrow>
                      <mo fence="true" stretchy="false">)</mo>
                    </mrow>
                    <mo stretchy="false">+</mo>
                    <mroot>
                      <mrow>
                        <mo fence="true" stretchy="false">(</mo>
                        <mrow>
                          <mrow>
                            <mn>18.125</mn>
                            <mo stretchy="false">−</mo>
                            <mi>x</mi>
                          </mrow>
                        </mrow>
                        <mo fence="true" stretchy="false">)</mo>
                      </mrow>
                      <mn>4</mn>
                    </mroot>
                  </mrow>
                </mrow>
                <mo fence="true" stretchy="false">)</mo>
              </mrow>
              <mo stretchy="false">=</mo>
              <mn>36.585606272364359</mn>
            </mrow>
          </mrow>
        </mtd>
      </mtr>
      <mtr>
        <mtd>
          <mrow>
            <mrow>
              <mo fence="true" stretchy="false">(</mo>
              <mrow>
                <mrow>
                  <mi>x</mi>
                  <mo stretchy="false">+</mo>
                  <mroot>
                    <mi>x</mi>
                    <mn>4</mn>
                  </mroot>
                </mrow>
              </mrow>
              <mo fence="true" stretchy="false">)</mo>
            </mrow>
            <mrow>
              <mrow>
                <mrow>
                  <mo fence="true" stretchy="false">(</mo>
                  <mrow>
                    <mrow>
                      <mrow>
                        <mo fence="true" stretchy="false">(</mo>
                        <mrow>
                          <mrow>
                            <mn>18.125</mn>
                            <mo stretchy="false">−</mo>
                            <mi>x</mi>
                          </mrow>
                        </mrow>
                        <mo fence="true" stretchy="false">)</mo>
                      </mrow>
                      <mo stretchy="false">+</mo>
                      <mroot>
                        <mrow>
                          <mo fence="true" stretchy="false">(</mo>
                          <mrow>
                            <mrow>
                              <mn>18.125</mn>
                              <mo stretchy="false">−</mo>
                              <mi>x</mi>
                            </mrow>
                          </mrow>
                          <mo fence="true" stretchy="false">)</mo>
                        </mrow>
                        <mn>4</mn>
                      </mroot>
                    </mrow>
                  </mrow>
                  <mo fence="true" stretchy="false">)</mo>
                </mrow>
                <mo stretchy="false">−</mo>
                <mn>36.585606272364359</mn>
              </mrow>
              <mo stretchy="false">=</mo>
              <mn>0</mn>
            </mrow>
          </mrow>
        </mtd>
      </mtr>
      <mtr>
        <mtd>
          <mrow>
            <mi>f</mi>
            <mrow>
              <mrow>
                <mo fence="true" stretchy="false">(</mo>
                <mrow>
                  <mi>x</mi>
                </mrow>
                <mo fence="true" stretchy="false">)</mo>
              </mrow>
              <mo stretchy="false">=</mo>
              <mrow>
                <mo fence="true" stretchy="false">(</mo>
                <mrow>
                  <mrow>
                    <mi>x</mi>
                    <mo stretchy="false">+</mo>
                    <mroot>
                      <mi>x</mi>
                      <mn>4</mn>
                    </mroot>
                  </mrow>
                </mrow>
                <mo fence="true" stretchy="false">)</mo>
              </mrow>
            </mrow>
            <mrow>
              <mrow>
                <mo fence="true" stretchy="false">(</mo>
                <mrow>
                  <mrow>
                    <mrow>
                      <mo fence="true" stretchy="false">(</mo>
                      <mrow>
                        <mrow>
                          <mn>18.125</mn>
                          <mo stretchy="false">−</mo>
                          <mi>x</mi>
                        </mrow>
                      </mrow>
                      <mo fence="true" stretchy="false">)</mo>
                    </mrow>
                    <mo stretchy="false">+</mo>
                    <mroot>
                      <mrow>
                        <mo fence="true" stretchy="false">(</mo>
                        <mrow>
                          <mrow>
                            <mn>18.125</mn>
                            <mo stretchy="false">−</mo>
                            <mi>x</mi>
                          </mrow>
                        </mrow>
                        <mo fence="true" stretchy="false">)</mo>
                      </mrow>
                      <mn>4</mn>
                    </mroot>
                  </mrow>
                </mrow>
                <mo fence="true" stretchy="false">)</mo>
              </mrow>
              <mo stretchy="false">−</mo>
              <mn>36.585606272364359</mn>
            </mrow>
          </mrow>
        </mtd>
      </mtr>
      <mtr>
        <mtd>
          <mrow/>
        </mtd>
      </mtr>
      <mtr>
        <mtd>
          <mrow>
            <mi mathvariant="italic">Para</mi>
            <mi mathvariant="italic">Steffensen</mi>
          </mrow>
        </mtd>
      </mtr>
      <mtr>
        <mtd>
          <mrow/>
        </mtd>
      </mtr>
      <mtr>
        <mtd>
          <mrow>
            <mrow>
              <mo fence="true" stretchy="false">(</mo>
              <mrow>
                <mrow>
                  <mi>x</mi>
                  <mo stretchy="false">+</mo>
                  <mroot>
                    <mi>x</mi>
                    <mn>4</mn>
                  </mroot>
                </mrow>
              </mrow>
              <mo fence="true" stretchy="false">)</mo>
            </mrow>
            <mrow>
              <mrow>
                <mo fence="true" stretchy="false">(</mo>
                <mrow>
                  <mrow>
                    <mrow>
                      <mo fence="true" stretchy="false">(</mo>
                      <mrow>
                        <mrow>
                          <mn>18.125</mn>
                          <mo stretchy="false">−</mo>
                          <mi>x</mi>
                        </mrow>
                      </mrow>
                      <mo fence="true" stretchy="false">)</mo>
                    </mrow>
                    <mo stretchy="false">+</mo>
                    <mroot>
                      <mrow>
                        <mo fence="true" stretchy="false">(</mo>
                        <mrow>
                          <mrow>
                            <mn>18.125</mn>
                            <mo stretchy="false">−</mo>
                            <mi>x</mi>
                          </mrow>
                        </mrow>
                        <mo fence="true" stretchy="false">)</mo>
                      </mrow>
                      <mn>4</mn>
                    </mroot>
                  </mrow>
                </mrow>
                <mo fence="true" stretchy="false">)</mo>
              </mrow>
              <mo stretchy="false">=</mo>
              <mn>36.585606272364359</mn>
            </mrow>
          </mrow>
        </mtd>
      </mtr>
      <mtr>
        <mtd>
          <mrow>
            <mrow>
              <mo fence="true" stretchy="false">(</mo>
              <mrow>
                <mrow>
                  <mi>x</mi>
                  <mo stretchy="false">+</mo>
                  <mroot>
                    <mi>x</mi>
                    <mn>4</mn>
                  </mroot>
                </mrow>
              </mrow>
              <mo fence="true" stretchy="false">)</mo>
            </mrow>
            <mo stretchy="false">=</mo>
            <mfrac>
              <mn>36.585606272364359</mn>
              <mrow>
                <mo fence="true" stretchy="false">(</mo>
                <mrow>
                  <mrow>
                    <mrow>
                      <mo fence="true" stretchy="false">(</mo>
                      <mrow>
                        <mrow>
                          <mn>18.125</mn>
                          <mo stretchy="false">−</mo>
                          <mi>x</mi>
                        </mrow>
                      </mrow>
                      <mo fence="true" stretchy="false">)</mo>
                    </mrow>
                    <mo stretchy="false">+</mo>
                    <mroot>
                      <mrow>
                        <mo fence="true" stretchy="false">(</mo>
                        <mrow>
                          <mrow>
                            <mn>18.125</mn>
                            <mo stretchy="false">−</mo>
                            <mi>x</mi>
                          </mrow>
                        </mrow>
                        <mo fence="true" stretchy="false">)</mo>
                      </mrow>
                      <mn>4</mn>
                    </mroot>
                  </mrow>
                </mrow>
                <mo fence="true" stretchy="false">)</mo>
              </mrow>
            </mfrac>
          </mrow>
        </mtd>
      </mtr>
      <mtr>
        <mtd>
          <mrow>
            <mi>x</mi>
            <mo stretchy="false">=</mo>
            <mrow>
              <mfrac>
                <mn>36.585606272364359</mn>
                <mrow>
                  <mo fence="true" stretchy="false">(</mo>
                  <mrow>
                    <mrow>
                      <mrow>
                        <mo fence="true" stretchy="false">(</mo>
                        <mrow>
                          <mrow>
                            <mn>18.125</mn>
                            <mo stretchy="false">−</mo>
                            <mi>x</mi>
                          </mrow>
                        </mrow>
                        <mo fence="true" stretchy="false">)</mo>
                      </mrow>
                      <mo stretchy="false">+</mo>
                      <mroot>
                        <mrow>
                          <mo fence="true" stretchy="false">(</mo>
                          <mrow>
                            <mrow>
                              <mn>18.125</mn>
                              <mo stretchy="false">−</mo>
                              <mi>x</mi>
                            </mrow>
                          </mrow>
                          <mo fence="true" stretchy="false">)</mo>
                        </mrow>
                        <mn>4</mn>
                      </mroot>
                    </mrow>
                  </mrow>
                  <mo fence="true" stretchy="false">)</mo>
                </mrow>
              </mfrac>
              <mo stretchy="false">−</mo>
              <mroot>
                <mi>x</mi>
                <mn>4</mn>
              </mroot>
            </mrow>
          </mrow>
        </mtd>
      </mtr>
      <mtr>
        <mtd>
          <mrow>
            <mi>g</mi>
            <mrow>
              <mrow>
                <mo fence="true" stretchy="false">(</mo>
                <mrow>
                  <mi>x</mi>
                </mrow>
                <mo fence="true" stretchy="false">)</mo>
              </mrow>
              <mo stretchy="false">=</mo>
              <mrow>
                <mfrac>
                  <mn>36.585606272364359</mn>
                  <mrow>
                    <mo fence="true" stretchy="false">(</mo>
                    <mrow>
                      <mrow>
                        <mrow>
                          <mo fence="true" stretchy="false">(</mo>
                          <mrow>
                            <mrow>
                              <mn>18.125</mn>
                              <mo stretchy="false">−</mo>
                              <mi>x</mi>
                            </mrow>
                          </mrow>
                          <mo fence="true" stretchy="false">)</mo>
                        </mrow>
                        <mo stretchy="false">+</mo>
                        <mroot>
                          <mrow>
                            <mo fence="true" stretchy="false">(</mo>
                            <mrow>
                              <mrow>
                                <mn>18.125</mn>
                                <mo stretchy="false">−</mo>
                                <mi>x</mi>
                              </mrow>
                            </mrow>
                            <mo fence="true" stretchy="false">)</mo>
                          </mrow>
                          <mn>4</mn>
                        </mroot>
                      </mrow>
                    </mrow>
                    <mo fence="true" stretchy="false">)</mo>
                  </mrow>
                </mfrac>
                <mo stretchy="false">−</mo>
                <mroot>
                  <mi>x</mi>
                  <mn>4</mn>
                </mroot>
              </mrow>
            </mrow>
          </mrow>
        </mtd>
      </mtr>
    </mtable>
    <annotation encoding="StarMath 5.0">Para Secante
newline
newline
(x + nroot 4 x)((18.125 - x) + nroot 4 {(18.125 - x)}) = 36.585606272364359
newline
(x + nroot 4 x)((18.125 - x) + nroot 4 {(18.125 - x)}) - 36.585606272364359 = 0
newline
f(x) = (x + nroot 4 x)((18.125 - x) + nroot 4 {(18.125 - x)}) - 36.585606272364359
newline
newline
Para Steffensen
newline
newline
(x + nroot 4 x)((18.125 - x) + nroot 4 {(18.125 - x)}) = 36.585606272364359
newline
(x + nroot 4 x)  = 36.585606272364359 over { ((18.125 - x) + nroot 4 {(18.125 - x)}) }
newline
x  = 36.585606272364359 over { ((18.125 - x) + nroot 4 {(18.125 - x)}) } - nroot 4 x
newline
g(x) = 36.585606272364359 over { ((18.125 - x) + nroot 4 {(18.125 - x)}) } - nroot 4 x</annotation>
  </semantics>
</math>
</file>

<file path=Object 50/content.xml><?xml version="1.0" encoding="utf-8"?>
<math xmlns="http://www.w3.org/1998/Math/MathML" display="block">
  <semantics>
    <mtable>
      <mtr>
        <mtd>
          <mrow>
            <mi>x</mi>
            <mo stretchy="false">=</mo>
            <mfrac>
              <mrow>
                <mrow>
                  <mo fence="true" stretchy="false">(</mo>
                  <mrow>
                    <mrow>
                      <mi>F</mi>
                      <mrow>
                        <mn>4</mn>
                        <mi mathvariant="normal">π</mi>
                        <msub>
                          <mi mathvariant="normal">ϵ</mi>
                          <mn>0</mn>
                        </msub>
                      </mrow>
                    </mrow>
                  </mrow>
                  <mo fence="true" stretchy="false">)</mo>
                </mrow>
                <mrow>
                  <mo fence="true" stretchy="false">(</mo>
                  <mrow>
                    <msqrt>
                      <msup>
                        <mrow>
                          <mo fence="true" stretchy="false">(</mo>
                          <mrow>
                            <mrow>
                              <msup>
                                <mi>x</mi>
                                <mn>2</mn>
                              </msup>
                              <mo stretchy="false">+</mo>
                              <msup>
                                <mi>a</mi>
                                <mn>2</mn>
                              </msup>
                            </mrow>
                          </mrow>
                          <mo fence="true" stretchy="false">)</mo>
                        </mrow>
                        <mn>3</mn>
                      </msup>
                    </msqrt>
                  </mrow>
                  <mo fence="true" stretchy="false">)</mo>
                </mrow>
              </mrow>
              <mi mathvariant="italic">qQ</mi>
            </mfrac>
          </mrow>
        </mtd>
      </mtr>
      <mtr>
        <mtd>
          <mrow>
            <mi>g</mi>
            <mrow>
              <mrow>
                <mo fence="true" stretchy="false">(</mo>
                <mrow>
                  <mi>x</mi>
                </mrow>
                <mo fence="true" stretchy="false">)</mo>
              </mrow>
              <mo stretchy="false">=</mo>
              <mfrac>
                <mrow>
                  <mrow>
                    <mo fence="true" stretchy="false">(</mo>
                    <mrow>
                      <mrow>
                        <mi>F</mi>
                        <mrow>
                          <mn>4</mn>
                          <mi mathvariant="normal">π</mi>
                          <msub>
                            <mi mathvariant="normal">ϵ</mi>
                            <mn>0</mn>
                          </msub>
                        </mrow>
                      </mrow>
                    </mrow>
                    <mo fence="true" stretchy="false">)</mo>
                  </mrow>
                  <mrow>
                    <mo fence="true" stretchy="false">(</mo>
                    <mrow>
                      <msqrt>
                        <msup>
                          <mrow>
                            <mo fence="true" stretchy="false">(</mo>
                            <mrow>
                              <mrow>
                                <msup>
                                  <mi>x</mi>
                                  <mn>2</mn>
                                </msup>
                                <mo stretchy="false">+</mo>
                                <msup>
                                  <mi>a</mi>
                                  <mn>2</mn>
                                </msup>
                              </mrow>
                            </mrow>
                            <mo fence="true" stretchy="false">)</mo>
                          </mrow>
                          <mn>3</mn>
                        </msup>
                      </msqrt>
                    </mrow>
                    <mo fence="true" stretchy="false">)</mo>
                  </mrow>
                </mrow>
                <mi mathvariant="italic">qQ</mi>
              </mfrac>
            </mrow>
          </mrow>
        </mtd>
      </mtr>
    </mtable>
    <annotation encoding="StarMath 5.0">x = { (F{4 %pi %epsilon_0})( sqrt{( x^2 + a^2 )^{3}} ) } over { qQ }
newline
g(x) = { (F{4 %pi %epsilon_0})( sqrt{( x^2 + a^2 )^{3}} ) } over { qQ }</annotation>
  </semantics>
</math>
</file>

<file path=Object 51/content.xml><?xml version="1.0" encoding="utf-8"?>
<math xmlns="http://www.w3.org/1998/Math/MathML" display="block">
  <semantics>
    <mrow>
      <msqrt>
        <mfrac>
          <mn>1</mn>
          <mi>e</mi>
        </mfrac>
      </msqrt>
      <mo stretchy="false">−</mo>
      <mn>0.15</mn>
    </mrow>
    <annotation encoding="StarMath 5.0">sqrt{ 1 over e } - 0.15</annotation>
  </semantics>
</math>
</file>

<file path=Object 52/content.xml><?xml version="1.0" encoding="utf-8"?>
<math xmlns="http://www.w3.org/1998/Math/MathML" display="block">
  <semantics>
    <mtable>
      <mtr>
        <mtd>
          <mrow>
            <mrow>
              <msqrt>
                <mfrac>
                  <mn>1</mn>
                  <mi>e</mi>
                </mfrac>
              </msqrt>
              <mo stretchy="false">−</mo>
              <mn>0.15</mn>
            </mrow>
            <mo stretchy="false">=</mo>
            <mn>0.456530659712633</mn>
          </mrow>
        </mtd>
      </mtr>
      <mtr>
        <mtd>
          <mrow/>
        </mtd>
      </mtr>
      <mtr>
        <mtd>
          <mi mathvariant="italic">Considerando</mi>
        </mtd>
      </mtr>
      <mtr>
        <mtd>
          <mrow>
            <mi>x</mi>
            <mo stretchy="false">=</mo>
            <mrow>
              <msqrt>
                <mfrac>
                  <mn>1</mn>
                  <mi>e</mi>
                </mfrac>
              </msqrt>
              <mo stretchy="false">−</mo>
              <mn>0.15</mn>
            </mrow>
          </mrow>
        </mtd>
      </mtr>
      <mtr>
        <mtd>
          <mrow>
            <mn>0</mn>
            <mo stretchy="false">=</mo>
            <mrow>
              <mrow>
                <mo stretchy="false">−</mo>
                <mi>x</mi>
              </mrow>
              <mo stretchy="false">+</mo>
              <msqrt>
                <mfrac>
                  <mn>1</mn>
                  <mi>e</mi>
                </mfrac>
              </msqrt>
              <mo stretchy="false">−</mo>
              <mn>0.15</mn>
            </mrow>
          </mrow>
        </mtd>
      </mtr>
      <mtr>
        <mtd>
          <mrow>
            <mi>f</mi>
            <mrow>
              <mrow>
                <mo fence="true" stretchy="false">(</mo>
                <mrow>
                  <mi>x</mi>
                </mrow>
                <mo fence="true" stretchy="false">)</mo>
              </mrow>
              <mo stretchy="false">=</mo>
              <mrow>
                <msqrt>
                  <mfrac>
                    <mn>1</mn>
                    <mi>e</mi>
                  </mfrac>
                </msqrt>
                <mo stretchy="false">−</mo>
                <mn>0.15</mn>
                <mo stretchy="false">−</mo>
                <mi>x</mi>
              </mrow>
            </mrow>
          </mrow>
        </mtd>
      </mtr>
    </mtable>
    <annotation encoding="StarMath 5.0">sqrt{ 1 over e } - 0.15 = 0.456530659712633
newline
newline
Considerando 
newline
x = sqrt{ 1 over e } - 0.15
newline
0 = - x + sqrt{ 1 over e } - 0.15
newline
f( x ) = sqrt{ 1 over e } - 0.15 - x</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